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59cm"/>
    </style:style>
    <style:style style:name="co2" style:family="table-column">
      <style:table-column-properties fo:break-before="auto" style:column-width="11.277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 Medium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Montserrat"/>
    </style:style>
    <style:style style:name="ce17" style:family="table-cell" style:parent-style-name="Default" style:data-style-name="N104">
      <style:table-cell-properties fo:background-color="#dde8cb" fo:wrap-option="wrap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fo:background-color="#dde8cb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fo:background-color="#afd095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ackground-color="#dde8cb"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able-cell-properties fo:background-color="#afd095"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Montserrat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7bc65"/>
      <style:text-properties style:font-name="Montserrat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a6"/>
      <style:text-properties style:font-name="Montserrat"/>
    </style:style>
    <style:style style:name="ce25" style:family="table-cell" style:parent-style-name="Default">
      <style:table-cell-properties fo:background-color="#ffa6a6"/>
      <style:text-properties style:font-name="Montserrat"/>
    </style:style>
    <style:style style:name="ce26" style:family="table-cell" style:parent-style-name="Default">
      <style:table-cell-properties fo:background-color="#b4c7dc"/>
      <style:text-properties style:font-name="Montserrat"/>
    </style:style>
    <style:style style:name="ce27" style:family="table-cell" style:parent-style-name="Default" style:data-style-name="N104">
      <style:table-cell-properties fo:background-color="#afd095" fo:wrap-option="wrap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4">
      <style:table-cell-properties fo:background-color="#ffffa6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Montserrat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font-name="Montserrat" fo:font-weight="bold" style:font-weight-asian="bold" style:font-weight-complex="bold"/>
    </style:style>
    <style:style style:name="ce30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font-name="Montserrat" fo:font-weight="bold" style:font-weight-asian="bold" style:font-weight-complex="bold"/>
    </style:style>
    <style:style style:name="ce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 Medium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font-name="Montserrat" fo:font-weight="bold" style:font-weight-asian="bold" style:font-weight-complex="bold"/>
    </style:style>
    <style:style style:name="ce6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font-name="Montserrat" fo:font-weight="bold" style:font-weight-asian="bold" style:font-weight-complex="bold"/>
    </style:style>
    <style:style style:name="ce6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Montserrat"/>
    </style:style>
    <style:style style:name="ce76" style:family="table-cell" style:parent-style-name="Default" style:data-style-name="N104">
      <style:table-cell-properties fo:background-color="#dde8cb" fo:wrap-option="wrap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4">
      <style:table-cell-properties fo:background-color="#dde8cb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4">
      <style:table-cell-properties fo:background-color="#afd095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4">
      <style:table-cell-properties fo:background-color="#dde8cb"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4">
      <style:table-cell-properties fo:background-color="#afd095"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Montserrat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77bc65"/>
      <style:text-properties style:font-name="Montserrat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ffffa6"/>
      <style:text-properties style:font-name="Montserrat"/>
    </style:style>
    <style:style style:name="ce84" style:family="table-cell" style:parent-style-name="Default">
      <style:table-cell-properties fo:background-color="#ffa6a6"/>
      <style:text-properties style:font-name="Montserrat"/>
    </style:style>
    <style:style style:name="ce85" style:family="table-cell" style:parent-style-name="Default">
      <style:table-cell-properties fo:background-color="#b4c7dc"/>
      <style:text-properties style:font-name="Montserrat"/>
    </style:style>
    <style:style style:name="ce86" style:family="table-cell" style:parent-style-name="Default" style:data-style-name="N104">
      <style:table-cell-properties fo:background-color="#afd095" fo:wrap-option="wrap" style:vertical-align="middle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4">
      <style:table-cell-properties fo:background-color="#ffffa6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Montserrat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dde8cb"/>
    </style:style>
    <style:style style:name="ce89" style:family="table-cell" style:parent-style-name="Default">
      <style:table-cell-properties fo:background-color="#afd095"/>
    </style:style>
    <style:style style:name="ce90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Montserra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apest (Kit + remaining parts)" table:style-name="ta1">
        <table:table-column table:style-name="co1" table:default-cell-style-name="ce65"/>
        <table:table-column table:style-name="co2" table:default-cell-style-name="ce69"/>
        <table:table-column table:style-name="co3" table:default-cell-style-name="ce72"/>
        <table:table-column table:style-name="co4" table:default-cell-style-name="ce79"/>
        <table:table-column table:style-name="co1" table:default-cell-style-name="ce76"/>
        <table:table-column table:style-name="co5" table:default-cell-style-name="ce69"/>
        <table:table-column table:style-name="co6" table:default-cell-style-name="ce88"/>
        <table:table-row table:style-name="ro1">
          <table:table-cell table:style-name="ce60" office:value-type="string" calcext:value-type="string">
            <text:p>Category</text:p>
          </table:table-cell>
          <table:table-cell table:style-name="ce60" office:value-type="string" calcext:value-type="string">
            <text:p>Item</text:p>
          </table:table-cell>
          <table:table-cell table:style-name="ce60" office:value-type="string" calcext:value-type="string">
            <text:p>Qty.</text:p>
          </table:table-cell>
          <table:table-cell table:style-name="ce60" office:value-type="string" calcext:value-type="string">
            <text:p>Price (GBP)</text:p>
          </table:table-cell>
          <table:table-cell table:style-name="ce60" office:value-type="string" calcext:value-type="string">
            <text:p>Subtotal (GBP)</text:p>
          </table:table-cell>
          <table:table-cell table:style-name="ce60" office:value-type="string" calcext:value-type="string">
            <text:p>Link</text:p>
          </table:table-cell>
          <table:table-cell table:style-name="ce60" office:value-type="string" calcext:value-type="string">
            <text:p>Comments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3">
            <text:p>Kit options</text:p>
          </table:table-cell>
          <table:table-cell office:value-type="string" calcext:value-type="string">
            <text:p>Formbot Kit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currency" office:currency="GBP" office:value="275.19" calcext:value-type="currency">
            <text:p>£275.19</text:p>
          </table:table-cell>
          <table:table-cell table:formula="of:=[.C2]*[.D2]" office:value-type="currency" office:currency="GBP" office:value="275.19" calcext:value-type="currency">
            <text:p>£275.19</text:p>
          </table:table-cell>
          <table:table-cell office:value-type="string" calcext:value-type="string">
            <text:p><text:a xlink:href="https://www.aliexpress.com/item/1005007863277974.html?spm=a2g0o.productlist.main.13.648b18adJ5843h&amp;algo_pvid=748d254f-8151-4efb-9a80-21c560684413&amp;algo_exp_id=748d254f-8151-4efb-9a80-21c560684413-6&amp;pdp_ext_f=%7B%22order%22%3A%229%22%2C%22eval%22%3A%221%22%7D&amp;pdp_npi=4%40dis%21GBP%21277.79%21277.79%21%21%21338.89%21338.89%21%40211b653717395411334041111e97ce%2112000042593633359%21sea%21UK%212067847528%21X&amp;curPageLogUid=IxLJsx3sDeDB&amp;utparam-url=scene%3Asearch%7Cquery_from%3A" xlink:type="simple">https://www.aliexpress.com/item/1005007863277974.html?spm=a2g0o.productlist.main.13.648b18adJ5843h&amp;algo_pvid=748d254f-8151-4efb-9a80-21c560684413&amp;algo_exp_id=748d254f-8151-4efb-9a80-21c560684413-6&amp;pdp_ext_f=%7B%22order%22%3A%229%22%2C%22eval%22%3A%221%22%7D&amp;pdp_npi=4%40dis%21GBP%21277.79%21277.79%21%21%21338.89%21338.89%21%40211b653717395411334041111e97ce%2112000042593633359%21sea%21UK%212067847528%21X&amp;curPageLogUid=IxLJsx3sDeDB&amp;utparam-url=scene%3Asearch%7Cquery_from%3A</text:a></text:p>
          </table:table-cell>
          <table:table-cell/>
        </table:table-row>
        <table:table-row table:style-name="ro2">
          <table:covered-table-cell table:style-name="ce62"/>
          <table:table-cell office:value-type="string" calcext:value-type="string">
            <text:p>Siboor Kit</text:p>
          </table:table-cell>
          <table:table-cell table:style-name="ce71" office:value-type="float" office:value="0" calcext:value-type="float">
            <text:p>0</text:p>
          </table:table-cell>
          <table:table-cell table:style-name="ce77" office:value-type="currency" office:currency="GBP" office:value="317.92" calcext:value-type="currency">
            <text:p>£317.92</text:p>
          </table:table-cell>
          <table:table-cell table:formula="of:=[.C3]*[.D3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295642824.html?spm=a2g0o.productlist.main.21.648b18adJ5843h&amp;algo_pvid=748d254f-8151-4efb-9a80-21c560684413&amp;algo_exp_id=748d254f-8151-4efb-9a80-21c560684413-10&amp;pdp_ext_f=%7B%22order%22%3A%2238%22%2C%22eval%22%3A%221%22%7D&amp;pdp_npi=4%40dis%21GBP%21712.74%21334.99%21%21%21869.51%21408.67%21%40211b653717395411334041111e97ce%2112000035407114311%21sea%21UK%212067847528%21X&amp;curPageLogUid=HCMw955uESKJ&amp;utparam-url=scene%3Asearch%7Cquery_from%3A" xlink:type="simple">https://www.aliexpress.com/item/1005005295642824.html?spm=a2g0o.productlist.main.21.648b18adJ5843h&amp;algo_pvid=748d254f-8151-4efb-9a80-21c560684413&amp;algo_exp_id=748d254f-8151-4efb-9a80-21c560684413-10&amp;pdp_ext_f=%7B%22order%22%3A%2238%22%2C%22eval%22%3A%221%22%7D&amp;pdp_npi=4%40dis%21GBP%21712.74%21334.99%21%21%21869.51%21408.67%21%40211b653717395411334041111e97ce%2112000035407114311%21sea%21UK%212067847528%21X&amp;curPageLogUid=HCMw955uESKJ&amp;utparam-url=scene%3Asearch%7Cquery_from%3A</text:a></text:p>
          </table:table-cell>
          <table:table-cell/>
        </table:table-row>
        <table:table-row table:style-name="ro2">
          <table:covered-table-cell table:style-name="ce62"/>
          <table:table-cell office:value-type="string" calcext:value-type="string">
            <text:p>FYSETC Kit</text:p>
          </table:table-cell>
          <table:table-cell table:style-name="ce71" office:value-type="float" office:value="0" calcext:value-type="float">
            <text:p>0</text:p>
          </table:table-cell>
          <table:table-cell table:style-name="ce77" office:value-type="currency" office:currency="GBP" office:value="359.59" calcext:value-type="currency">
            <text:p>£359.59</text:p>
          </table:table-cell>
          <table:table-cell table:formula="of:=[.C4]*[.D4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338161717.html?spm=a2g0o.productlist.main.5.458fkvkXkvkXZn&amp;algo_pvid=c1419891-869e-477a-be6a-3cd5808607da&amp;algo_exp_id=c1419891-869e-477a-be6a-3cd5808607da-2&amp;pdp_ext_f=%7B%22order%22%3A%221%22%2C%22eval%22%3A%221%22%7D&amp;pdp_npi=4%40dis%21GBP%21619.98%21359.59%21%21%21758.94%21440.19%21%40211b80f717398982361611444ef61e%2112000034504976189%21sea%21UK%212067847528%21X&amp;curPageLogUid=onf7mMLqGjsF&amp;utparam-url=scene%3Asearch%7Cquery_from%3A" xlink:type="simple">https://www.aliexpress.com/item/1005005338161717.html?spm=a2g0o.productlist.main.5.458fkvkXkvkXZn&amp;algo_pvid=c1419891-869e-477a-be6a-3cd5808607da&amp;algo_exp_id=c1419891-869e-477a-be6a-3cd5808607da-2&amp;pdp_ext_f=%7B%22order%22%3A%221%22%2C%22eval%22%3A%221%22%7D&amp;pdp_npi=4%40dis%21GBP%21619.98%21359.59%21%21%21758.94%21440.19%21%40211b80f717398982361611444ef61e%2112000034504976189%21sea%21UK%212067847528%21X&amp;curPageLogUid=onf7mMLqGjsF&amp;utparam-url=scene%3Asearch%7Cquery_from%3A</text:a></text:p>
          </table:table-cell>
          <table:table-cell/>
        </table:table-row>
        <table:table-row table:style-name="ro2">
          <table:table-cell table:style-name="ce63" office:value-type="string" calcext:value-type="string" table:number-columns-spanned="1" table:number-rows-spanned="3">
            <text:p>Print bed</text:p>
          </table:table-cell>
          <table:table-cell table:style-name="ce70" office:value-type="string" calcext:value-type="string">
            <text:p>Aluminum Bed, 120x120x6mm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12.09" calcext:value-type="currency">
            <text:p>£12.09</text:p>
          </table:table-cell>
          <table:table-cell table:style-name="ce86" table:formula="of:=[.C5]*[.D5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4428776917.html?spm=a2g0o.productlist.main.3.b01d1073xeaBoO&amp;algo_pvid=f483b182-82a4-4910-b24a-19d94c8811cf&amp;algo_exp_id=f483b182-82a4-4910-b24a-19d94c8811cf-1&amp;pdp_npi=4%40dis%21GBP%2126.21%2112.58%21%21%2132.03%2115.37%21%40211b801917084729505847627e1e33%2112000029153625206%21sea%21UK%212067847528%21&amp;curPageLogUid=yc42g64IGTuo&amp;utparam-url=scene%3Asearch%7Cquery_from%3A" xlink:type="simple">https://www.aliexpress.com/item/1005004428776917.html?spm=a2g0o.productlist.main.3.b01d1073xeaBoO&amp;algo_pvid=f483b182-82a4-4910-b24a-19d94c8811cf&amp;algo_exp_id=f483b182-82a4-4910-b24a-19d94c8811cf-1&amp;pdp_npi=4%40dis%21GBP%2126.21%2112.58%21%21%2132.03%2115.37%21%40211b801917084729505847627e1e33%2112000029153625206%21sea%21UK%212067847528%21&amp;curPageLogUid=yc42g64IGTuo&amp;utparam-url=scene%3Asearch%7Cquery_from%3A</text:a></text:p>
          </table:table-cell>
          <table:table-cell table:style-name="ce89"/>
        </table:table-row>
        <table:table-row table:style-name="ro3">
          <table:covered-table-cell table:style-name="ce64"/>
          <table:table-cell table:style-name="ce70" office:value-type="string" calcext:value-type="string">
            <text:p>Spring Steel Flex Plate, 120x120mm,  PEI Textured + smooth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5.69" calcext:value-type="currency">
            <text:p>£5.69</text:p>
          </table:table-cell>
          <table:table-cell table:style-name="ce86" table:formula="of:=[.C6]*[.D6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5551646331.html?spm=a2g0o.productlist.main.3.362e689fYtCwkU&amp;algo_pvid=60d4e2ed-d564-4146-a4bf-c40ec5cf349c&amp;algo_exp_id=60d4e2ed-d564-4146-a4bf-c40ec5cf349c-1&amp;pdp_ext_f=%7B%22order%22%3A%22100%22%2C%22eval%22%3A%221%22%7D&amp;pdp_npi=4%40dis%21GBP%214.79%214.79%21%21%215.84%215.84%21%402103834817395403302496995efa2e%2112000033511638226%21sea%21UK%212067847528%21X&amp;curPageLogUid=27DL4bxZgoLq&amp;utparam-url=scene%3Asearch%7Cquery_from%3A" xlink:type="simple">https://www.aliexpress.com/item/1005005551646331.html?spm=a2g0o.productlist.main.3.362e689fYtCwkU&amp;algo_pvid=60d4e2ed-d564-4146-a4bf-c40ec5cf349c&amp;algo_exp_id=60d4e2ed-d564-4146-a4bf-c40ec5cf349c-1&amp;pdp_ext_f=%7B%22order%22%3A%22100%22%2C%22eval%22%3A%221%22%7D&amp;pdp_npi=4%40dis%21GBP%214.79%214.79%21%21%215.84%215.84%21%402103834817395403302496995efa2e%2112000033511638226%21sea%21UK%212067847528%21X&amp;curPageLogUid=27DL4bxZgoLq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64"/>
          <table:table-cell table:style-name="ce70" office:value-type="string" calcext:value-type="string">
            <text:p>Kirigami Bed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10.18" calcext:value-type="currency">
            <text:p>£10.18</text:p>
          </table:table-cell>
          <table:table-cell table:style-name="ce86" table:formula="of:=[.C7]*[.D7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5913879717.html?spm=a2g0o.order_list.order_list_main.386.24d01802XzWiW8" xlink:type="simple">https://www.aliexpress.com/item/1005005913879717.html?spm=a2g0o.order_list.order_list_main.386.24d01802XzWiW8</text:a></text:p>
          </table:table-cell>
          <table:table-cell table:style-name="ce89"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Raspberry Pi 3B or newer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33.99" calcext:value-type="currency">
            <text:p>£33.99</text:p>
          </table:table-cell>
          <table:table-cell table:formula="of:=[.C8]*[.D8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686303304.html?spm=a2g0o.productlist.main.5.443d3594l2Yr0c&amp;algo_pvid=ddf3a414-98e2-4757-afe9-8316aae253ed&amp;algo_exp_id=ddf3a414-98e2-4757-afe9-8316aae253ed-2&amp;pdp_ext_f=%7B%22order%22%3A%22295%22%2C%22eval%22%3A%221%22%7D&amp;pdp_npi=4%40dis%21GBP%2135.99%2135.99%21%21%21319.63%21319.63%21%40211b655217395402419265798e861a%2112000034009583353%21sea%21UK%212067847528%21X&amp;curPageLogUid=QXOZENKy1H6W&amp;utparam-url=scene%3Asearch%7Cquery_from%3A" xlink:type="simple">https://www.aliexpress.com/item/1005005686303304.html?spm=a2g0o.productlist.main.5.443d3594l2Yr0c&amp;algo_pvid=ddf3a414-98e2-4757-afe9-8316aae253ed&amp;algo_exp_id=ddf3a414-98e2-4757-afe9-8316aae253ed-2&amp;pdp_ext_f=%7B%22order%22%3A%22295%22%2C%22eval%22%3A%221%22%7D&amp;pdp_npi=4%40dis%21GBP%2135.99%2135.99%21%21%21319.63%21319.63%21%40211b655217395402419265798e861a%2112000034009583353%21sea%21UK%212067847528%21X&amp;curPageLogUid=QXOZENKy1H6W&amp;utparam-url=scene%3Asearch%7Cquery_from%3A</text:a></text:p>
          </table:table-cell>
          <table:table-cell office:value-type="string" calcext:value-type="string">
            <text:p>You might be able to source for cheaper elsewhere, or have one lying around.</text:p>
          </table:table-cell>
        </table:table-row>
        <table:table-row table:style-name="ro2">
          <table:table-cell/>
          <table:table-cell office:value-type="string" calcext:value-type="string">
            <text:p>BTT SKR Pico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15.24" calcext:value-type="currency">
            <text:p>£15.24</text:p>
          </table:table-cell>
          <table:table-cell table:formula="of:=[.C9]*[.D9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6043530249.html?spm=a2g0o.productlist.main.1.28e52731Hvil4C&amp;algo_pvid=ff3cc160-1dea-4fbe-a92b-9ae2bd055776&amp;algo_exp_id=ff3cc160-1dea-4fbe-a92b-9ae2bd055776-0&amp;pdp_ext_f=%7B%22order%22%3A%22311%22%2C%22eval%22%3A%221%22%7D&amp;pdp_npi=4%40dis%21GBP%2149.44%2115.77%21%21%21439.05%21140.04%21%40211b819117395401776087754e248b%2112000035474707617%21sea%21UK%212067847528%21X&amp;curPageLogUid=hP3WWvmzPtV6&amp;utparam-url=scene%3Asearch%7Cquery_from%3A" xlink:type="simple">https://www.aliexpress.com/item/1005006043530249.html?spm=a2g0o.productlist.main.1.28e52731Hvil4C&amp;algo_pvid=ff3cc160-1dea-4fbe-a92b-9ae2bd055776&amp;algo_exp_id=ff3cc160-1dea-4fbe-a92b-9ae2bd055776-0&amp;pdp_ext_f=%7B%22order%22%3A%22311%22%2C%22eval%22%3A%221%22%7D&amp;pdp_npi=4%40dis%21GBP%2149.44%2115.77%21%21%21439.05%21140.04%21%40211b819117395401776087754e248b%2112000035474707617%21sea%21UK%212067847528%21X&amp;curPageLogUid=hP3WWvmzPtV6&amp;utparam-url=scene%3Asearch%7Cquery_from%3A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croSD Card, 16G or more</text:p>
          </table:table-cell>
          <table:table-cell table:style-name="ce73" office:value-type="float" office:value="1" calcext:value-type="float">
            <text:p>1</text:p>
          </table:table-cell>
          <table:table-cell office:value-type="currency" office:currency="GBP" office:value="2.34" calcext:value-type="currency">
            <text:p>£2.34</text:p>
          </table:table-cell>
          <table:table-cell table:formula="of:=[.C10]*[.D10]" office:value-type="currency" office:currency="GBP" office:value="2.34" calcext:value-type="currency">
            <text:p>£2.34</text:p>
          </table:table-cell>
          <table:table-cell office:value-type="string" calcext:value-type="string">
            <text:p><text:a xlink:href="https://www.aliexpress.com/item/1005007498193121.html?spm=a2g0o.productlist.main.5.522c560f1OaZr3&amp;algo_pvid=e395e9ff-5d1f-401b-9570-15f34fd73941&amp;algo_exp_id=e395e9ff-5d1f-401b-9570-15f34fd73941-2&amp;pdp_ext_f=%7B%22order%22%3A%224716%22%2C%22eval%22%3A%221%22%7D&amp;pdp_npi=4%40dis%21GBP%212.34%212.34%21%21%212.86%212.86%21%40211b80e117398983866662313ea51b%2112000041031598940%21sea%21UK%212067847528%21X&amp;curPageLogUid=CEkXFgHderQv&amp;utparam-url=scene%3Asearch%7Cquery_from%3A" xlink:type="simple">https://www.aliexpress.com/item/1005007498193121.html?spm=a2g0o.productlist.main.5.522c560f1OaZr3&amp;algo_pvid=e395e9ff-5d1f-401b-9570-15f34fd73941&amp;algo_exp_id=e395e9ff-5d1f-401b-9570-15f34fd73941-2&amp;pdp_ext_f=%7B%22order%22%3A%224716%22%2C%22eval%22%3A%221%22%7D&amp;pdp_npi=4%40dis%21GBP%212.34%212.34%21%21%212.86%212.86%21%40211b80e117398983866662313ea51b%2112000041031598940%21sea%21UK%212067847528%21X&amp;curPageLogUid=CEkXFgHderQv&amp;utparam-url=scene%3Asearch%7Cquery_from%3A</text:a></text:p>
          </table:table-cell>
          <table:table-cell office:value-type="string" calcext:value-type="string">
            <text:p>Kit might also include this</text:p>
          </table:table-cell>
        </table:table-row>
        <table:table-row table:style-name="ro4">
          <table:table-cell/>
          <table:table-cell office:value-type="string" calcext:value-type="string">
            <text:p>Umbillical PCB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10.29" calcext:value-type="currency">
            <text:p>£10.29</text:p>
          </table:table-cell>
          <table:table-cell table:formula="of:=[.C11]*[.D11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4265151654.html?spm=a2g0o.order_list.order_list_main.341.44c2180236tlJw" xlink:type="simple">https://www.aliexpress.com/item/1005004265151654.html?spm=a2g0o.order_list.order_list_main.341.44c2180236tlJw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2F-5 end stop switch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0.52" calcext:value-type="currency">
            <text:p>£0.52</text:p>
          </table:table-cell>
          <table:table-cell table:formula="of:=[.C12]*[.D12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204376959.html?spm=a2g0o.order_list.order_list_main.336.44c2180236tlJw" xlink:type="simple">https://www.aliexpress.com/item/1005005204376959.html?spm=a2g0o.order_list.order_list_main.336.44c2180236tlJw</text:a></text:p>
          </table:table-cell>
          <table:table-cell office:value-type="string" calcext:value-type="string">
            <text:p>You can grab spares.</text:p>
          </table:table-cell>
        </table:table-row>
        <table:table-row table:style-name="ro2">
          <table:table-cell table:style-name="ce66" office:value-type="string" calcext:value-type="string">
            <text:p>Fans</text:p>
          </table:table-cell>
          <table:table-cell table:style-name="ce70" office:value-type="string" calcext:value-type="string">
            <text:p>4010 blower fan, dual ball GDSTIME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string" calcext:value-type="string">
            <text:p>£10.69</text:p>
          </table:table-cell>
          <table:table-cell table:style-name="ce86" table:formula="of:=[.C13]*[.D13]" office:value-type="currency" office:currency="GBP" office:value="21.38" calcext:value-type="currency">
            <text:p>£21.38</text:p>
          </table:table-cell>
          <table:table-cell table:style-name="ce70" office:value-type="string" calcext:value-type="string">
            <text:p><text:a xlink:href="https://www.aliexpress.com/item/32799324058.html?spm=a2g0o.productlist.main.11.27d84573NeM6P1&amp;algo_pvid=776614b4-536e-44af-82e5-349d9739d32d&amp;algo_exp_id=776614b4-536e-44af-82e5-349d9739d32d-5&amp;pdp_ext_f=%7B%22order%22%3A%22512%22%2C%22eval%22%3A%221%22%7D&amp;pdp_npi=4%40dis%21GBP%215.89%215.00%21%21%217.19%216.11%21%40211b80d117395404896086926e1cb9%2112000040235847358%21sea%21UK%212067847528%21X&amp;curPageLogUid=MdU5MVoVYtSR&amp;utparam-url=scene%3Asearch%7Cquery_from%3A" xlink:type="simple">https://www.aliexpress.com/item/32799324058.html?spm=a2g0o.productlist.main.11.27d84573NeM6P1&amp;algo_pvid=776614b4-536e-44af-82e5-349d9739d32d&amp;algo_exp_id=776614b4-536e-44af-82e5-349d9739d32d-5&amp;pdp_ext_f=%7B%22order%22%3A%22512%22%2C%22eval%22%3A%221%22%7D&amp;pdp_npi=4%40dis%21GBP%215.89%215.00%21%21%217.19%216.11%21%40211b80d117395404896086926e1cb9%2112000040235847358%21sea%21UK%212067847528%21X&amp;curPageLogUid=MdU5MVoVYtSR&amp;utparam-url=scene%3Asearch%7Cquery_from%3A</text:a></text:p>
          </table:table-cell>
          <table:table-cell table:style-name="ce89"/>
        </table:table-row>
        <table:table-row table:style-name="ro2">
          <table:table-cell table:style-name="ce64"/>
          <table:table-cell table:style-name="ce70" office:value-type="string" calcext:value-type="string">
            <text:p>Axial Fan, 3010, 24V</text:p>
          </table:table-cell>
          <table:table-cell table:style-name="ce73" office:value-type="float" office:value="0" calcext:value-type="float">
            <text:p>0</text:p>
          </table:table-cell>
          <table:table-cell table:style-name="ce80" office:value-type="string" calcext:value-type="string">
            <text:p>£7.44</text:p>
          </table:table-cell>
          <table:table-cell table:style-name="ce86" table:formula="of:=[.C14]*[.D14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1793269882.html?spm=a2g0o.productlist.main.17.33c23dbfiaM68Y&amp;algo_pvid=ff86fde3-e55c-4a1a-8bf0-ee03d1c30049&amp;algo_exp_id=ff86fde3-e55c-4a1a-8bf0-ee03d1c30049-8&amp;pdp_ext_f=%7B%22order%22%3A%2235%22%2C%22eval%22%3A%221%22%7D&amp;pdp_npi=4%40dis%21GBP%2110.05%217.44%21%21%2112.26%219.07%21%402103856417395406911517554e3a55%2112000017594288184%21sea%21UK%212067847528%21X&amp;curPageLogUid=9RvnQcuvvKIn&amp;utparam-url=scene%3Asearch%7Cquery_from%3A" xlink:type="simple">https://www.aliexpress.com/item/1005001793269882.html?spm=a2g0o.productlist.main.17.33c23dbfiaM68Y&amp;algo_pvid=ff86fde3-e55c-4a1a-8bf0-ee03d1c30049&amp;algo_exp_id=ff86fde3-e55c-4a1a-8bf0-ee03d1c30049-8&amp;pdp_ext_f=%7B%22order%22%3A%2235%22%2C%22eval%22%3A%221%22%7D&amp;pdp_npi=4%40dis%21GBP%2110.05%217.44%21%21%2112.26%219.07%21%402103856417395406911517554e3a55%2112000017594288184%21sea%21UK%212067847528%21X&amp;curPageLogUid=9RvnQcuvvKIn&amp;utparam-url=scene%3Asearch%7Cquery_from%3A</text:a></text:p>
          </table:table-cell>
          <table:table-cell table:style-name="ce89" office:value-type="string" calcext:value-type="string">
            <text:p>The kits should have 2 of these, but double check</text:p>
          </table:table-cell>
        </table:table-row>
        <table:table-row table:style-name="ro2">
          <table:table-cell office:value-type="string" calcext:value-type="string">
            <text:p>Extruder</text:p>
          </table:table-cell>
          <table:table-cell office:value-type="string" calcext:value-type="string">
            <text:p>3.0 mm titanium heatbreak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4.34</text:p>
          </table:table-cell>
          <table:table-cell table:formula="of:=[.C15]*[.D15]" office:value-type="currency" office:currency="GBP" office:value="4.34" calcext:value-type="currency">
            <text:p>£4.34</text:p>
          </table:table-cell>
          <table:table-cell office:value-type="string" calcext:value-type="string">
            <text:p><text:a xlink:href="https://www.aliexpress.com/item/4000057995088.html?spm=a2g0o.order_list.order_list_main.360.24d01802XzWiW8" xlink:type="simple">https://www.aliexpress.com/item/4000057995088.html?spm=a2g0o.order_list.order_list_main.360.24d01802XzWiW8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6 heatsink 3.0 mm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3.24</text:p>
          </table:table-cell>
          <table:table-cell table:formula="of:=[.C16]*[.D16]" office:value-type="currency" office:currency="GBP" office:value="3.24" calcext:value-type="currency">
            <text:p>£3.24</text:p>
          </table:table-cell>
          <table:table-cell office:value-type="string" calcext:value-type="string">
            <text:p><text:a xlink:href="https://www.aliexpress.com/item/1005003064205906.html?spm=a2g0o.order_detail.order_detail_item.3.29e5f19c8p05Li" xlink:type="simple">https://www.aliexpress.com/item/1005003064205906.html?spm=a2g0o.order_detail.order_detail_item.3.29e5f19c8p05Li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ater + thermistor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3.51</text:p>
          </table:table-cell>
          <table:table-cell table:formula="of:=[.C17]*[.D17]" office:value-type="currency" office:currency="GBP" office:value="3.51" calcext:value-type="currency">
            <text:p>£3.51</text:p>
          </table:table-cell>
          <table:table-cell office:value-type="string" calcext:value-type="string">
            <text:p><text:a xlink:href="https://www.aliexpress.com/item/32849251623.html?spm=a2g0o.order_detail.order_detail_item.11.29e5f19cB9587U" xlink:type="simple">https://www.aliexpress.com/item/32849251623.html?spm=a2g0o.order_detail.order_detail_item.11.29e5f19cB9587U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85 mm drive gear kit TriangleLab</text:p>
          </table:table-cell>
          <table:table-cell table:style-name="ce74" office:value-type="float" office:value="1" calcext:value-type="float">
            <text:p>1</text:p>
          </table:table-cell>
          <table:table-cell office:value-type="currency" office:currency="GBP" office:value="13.29" calcext:value-type="currency">
            <text:p>£13.29</text:p>
          </table:table-cell>
          <table:table-cell table:formula="of:=[.C18]*[.D18]" office:value-type="currency" office:currency="GBP" office:value="13.29" calcext:value-type="currency">
            <text:p>£13.29</text:p>
          </table:table-cell>
          <table:table-cell office:value-type="string" calcext:value-type="string">
            <text:p><text:a xlink:href="https://www.aliexpress.com/item/32950159362.html?spm=a2g0o.productlist.main.3.7d5d69ce7OHboe&amp;algo_pvid=c272ff64-1e84-46e0-a794-12fd5a012922&amp;algo_exp_id=c272ff64-1e84-46e0-a794-12fd5a012922-1&amp;pdp_ext_f=%7B%22order%22%3A%226%22%2C%22eval%22%3A%221%22%7D&amp;pdp_npi=4%40dis%21GBP%2118.46%2113.29%21%21%2122.60%2116.27%21%40211b816617398997600137728e95be%2166310396480%21sea%21UK%212067847528%21X&amp;curPageLogUid=7YJcGDCmsaZ0&amp;utparam-url=scene%3Asearch%7Cquery_from%3A" xlink:type="simple">https://www.aliexpress.com/item/32950159362.html?spm=a2g0o.productlist.main.3.7d5d69ce7OHboe&amp;algo_pvid=c272ff64-1e84-46e0-a794-12fd5a012922&amp;algo_exp_id=c272ff64-1e84-46e0-a794-12fd5a012922-1&amp;pdp_ext_f=%7B%22order%22%3A%226%22%2C%22eval%22%3A%221%22%7D&amp;pdp_npi=4%40dis%21GBP%2118.46%2113.29%21%21%2122.60%2116.27%21%40211b816617398997600137728e95be%2166310396480%21sea%21UK%212067847528%21X&amp;curPageLogUid=7YJcGDCmsaZ0&amp;utparam-url=scene%3Asearch%7Cquery_from%3A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ter V1.5 hardware, no motor</text:p>
          </table:table-cell>
          <table:table-cell table:style-name="ce74" office:value-type="float" office:value="1" calcext:value-type="float">
            <text:p>1</text:p>
          </table:table-cell>
          <table:table-cell office:value-type="currency" office:currency="GBP" office:value="12.29" calcext:value-type="currency">
            <text:p>£12.29</text:p>
          </table:table-cell>
          <table:table-cell table:formula="of:=[.C19]*[.D19]" office:value-type="currency" office:currency="GBP" office:value="12.29" calcext:value-type="currency">
            <text:p>£12.29</text:p>
          </table:table-cell>
          <table:table-cell office:value-type="string" calcext:value-type="string">
            <text:p><text:a xlink:href="https://www.aliexpress.com/item/1005002278201831.html?spm=a2g0o.order_list.order_list_main.5.433c1802csn2bN" xlink:type="simple">https://www.aliexpress.com/item/1005002278201831.html?spm=a2g0o.order_list.order_list_main.5.433c1802csn2bN</text:a></text:p>
          </table:table-cell>
          <table:table-cell office:value-type="string" calcext:value-type="string">
            <text:p>Note the Orbiter 1.5 has a different footprint from the F2.85, so our extruder printed part has a slight spacer to accommodate the injection molded part.</text:p>
          </table:table-cell>
        </table:table-row>
        <table:table-row table:style-name="ro2">
          <table:table-cell/>
          <table:table-cell office:value-type="string" calcext:value-type="string">
            <text:p>Orbiter V1.5 hardware + LDO motor</text:p>
          </table:table-cell>
          <table:table-cell office:value-type="float" office:value="0" calcext:value-type="float">
            <text:p>0</text:p>
          </table:table-cell>
          <table:table-cell office:value-type="currency" office:currency="GBP" office:value="28.79" calcext:value-type="currency">
            <text:p>£28.79</text:p>
          </table:table-cell>
          <table:table-cell table:formula="of:=[.C20]*[.D20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2278201831.html?spm=a2g0o.order_list.order_list_main.5.433c1802csn2bN" xlink:type="simple">https://www.aliexpress.com/item/1005002278201831.html?spm=a2g0o.order_list.order_list_main.5.433c1802csn2bN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ter F2.85 LDO prebui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£46.59</text:p>
          </table:table-cell>
          <table:table-cell table:formula="of:=[.C21]*[.D21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2781074910.html?spm=a2g0o.productlist.main.3.112869ceg89HsO&amp;algo_pvid=dfde63a5-791c-4bce-98f0-420cd24f3457&amp;algo_exp_id=dfde63a5-791c-4bce-98f0-420cd24f3457-1&amp;pdp_ext_f=%7B%22order%22%3A%2216%22%2C%22eval%22%3A%221%22%7D&amp;pdp_npi=4%40dis%21GBP%2150.64%2146.59%21%21%2161.78%2156.84%21%40211b61ae17395418222664520e23f3%2112000022155705892%21sea%21UK%212067847528%21X&amp;curPageLogUid=xeS2eoTR9dby&amp;utparam-url=scene%3Asearch%7Cquery_from%3A" xlink:type="simple">https://www.aliexpress.com/item/1005002781074910.html?spm=a2g0o.productlist.main.3.112869ceg89HsO&amp;algo_pvid=dfde63a5-791c-4bce-98f0-420cd24f3457&amp;algo_exp_id=dfde63a5-791c-4bce-98f0-420cd24f3457-1&amp;pdp_ext_f=%7B%22order%22%3A%2216%22%2C%22eval%22%3A%221%22%7D&amp;pdp_npi=4%40dis%21GBP%2150.64%2146.59%21%21%2161.78%2156.84%21%40211b61ae17395418222664520e23f3%2112000022155705892%21sea%21UK%212067847528%21X&amp;curPageLogUid=xeS2eoTR9dby&amp;utparam-url=scene%3Asearch%7Cquery_from%3A</text:a></text:p>
          </table:table-cell>
          <table:table-cell office:value-type="string" calcext:value-type="string">
            <text:p>The kits come with the stepper motor, but by buying this part you won’t need to print the parts</text:p>
          </table:table-cell>
        </table:table-row>
        <table:table-row table:style-name="ro2">
          <table:table-cell/>
          <table:table-cell office:value-type="string" calcext:value-type="string">
            <text:p>Hotend sock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2.16</text:p>
          </table:table-cell>
          <table:table-cell table:formula="of:=[.C22]*[.D22]" office:value-type="currency" office:currency="GBP" office:value="2.16" calcext:value-type="currency">
            <text:p>£2.16</text:p>
          </table:table-cell>
          <table:table-cell office:value-type="string" calcext:value-type="string">
            <text:p><text:a xlink:href="https://www.aliexpress.com/item/32916210903.html?spm=a2g0o.order_list.order_list_main.281.44c2180236tlJw" xlink:type="simple">https://www.aliexpress.com/item/32916210903.html?spm=a2g0o.order_list.order_list_main.281.44c2180236tlJw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6 plated copper block trianglelab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9.79</text:p>
          </table:table-cell>
          <table:table-cell table:formula="of:=[.C23]*[.D23]" office:value-type="currency" office:currency="GBP" office:value="9.79" calcext:value-type="currency">
            <text:p>£9.79</text:p>
          </table:table-cell>
          <table:table-cell office:value-type="string" calcext:value-type="string">
            <text:p><text:a xlink:href="https://www.aliexpress.com/item/4000011928654.html?spm=a2g0o.order_list.order_list_main.363.44c2180236tlJw" xlink:type="simple">https://www.aliexpress.com/item/4000011928654.html?spm=a2g0o.order_list.order_list_main.363.44c2180236tlJw</text:a></text:p>
          </table:table-cell>
          <table:table-cell/>
        </table:table-row>
        <table:table-row table:style-name="ro2">
          <table:table-cell table:style-name="ce66" office:value-type="string" calcext:value-type="string" table:number-columns-spanned="1" table:number-rows-spanned="2">
            <text:p>Power</text:p>
          </table:table-cell>
          <table:table-cell table:style-name="ce70" office:value-type="string" calcext:value-type="string">
            <text:p>Mains switch</text:p>
          </table:table-cell>
          <table:table-cell office:value-type="float" office:value="0" calcext:value-type="float">
            <text:p>0</text:p>
          </table:table-cell>
          <table:table-cell table:style-name="ce80" office:value-type="currency" office:currency="GBP" office:value="1.12" calcext:value-type="currency">
            <text:p>£1.12</text:p>
          </table:table-cell>
          <table:table-cell table:style-name="ce86" table:formula="of:=[.C24]*[.D24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5173695637.html?spm=a2g0o.order_list.order_list_main.346.44c2180236tlJw" xlink:type="simple">https://www.aliexpress.com/item/1005005173695637.html?spm=a2g0o.order_list.order_list_main.346.44c2180236tlJw</text:a></text:p>
          </table:table-cell>
          <table:table-cell table:style-name="ce89"/>
        </table:table-row>
        <table:table-row table:style-name="ro4">
          <table:covered-table-cell table:style-name="ce66"/>
          <table:table-cell table:style-name="ce70" office:value-type="string" calcext:value-type="string">
            <text:p>LRS-100-24 power supply</text:p>
          </table:table-cell>
          <table:table-cell office:value-type="float" office:value="0" calcext:value-type="float">
            <text:p>0</text:p>
          </table:table-cell>
          <table:table-cell table:style-name="ce80" office:value-type="currency" office:currency="GBP" office:value="15.69" calcext:value-type="currency">
            <text:p>£15.69</text:p>
          </table:table-cell>
          <table:table-cell table:style-name="ce86" table:formula="of:=[.C25]*[.D25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4000417108777.html?spm=a2g0o.order_list.order_list_main.351.44c2180236tlJw" xlink:type="simple">https://www.aliexpress.com/item/4000417108777.html?spm=a2g0o.order_list.order_list_main.351.44c2180236tlJw</text:a></text:p>
          </table:table-cell>
          <table:table-cell table:style-name="ce89" office:value-type="string" calcext:value-type="string">
            <text:p>Stock kit comes with 150W or more but we’re not using a heated bed. 100W should be more than enough, but you can always get a bigger one.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Other</text:p>
          </table:table-cell>
          <table:table-cell office:value-type="string" calcext:value-type="string">
            <text:p>Siboor Hardware Kit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22.59" calcext:value-type="currency">
            <text:p>£22.59</text:p>
          </table:table-cell>
          <table:table-cell table:formula="of:=[.C26]*[.D26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4195409464.html?spm=a2g0o.productlist.main.5.27126bf3QCMJZS&amp;algo_pvid=8a38cc20-9a9e-41a6-adbd-ff7f5939a068&amp;algo_exp_id=8a38cc20-9a9e-41a6-adbd-ff7f5939a068-2&amp;pdp_npi=4%40dis%21GBP%2147.10%2122.14%21%21%2157.55%2127.05%21%40211b61d017084731752722942e0d1f%2112000032844524744%21sea%21UK%212067847528%21&amp;curPageLogUid=oexzV2pCvuz6&amp;utparam-url=scene%3Asearch%7Cquery_from%3A" xlink:type="simple">https://www.aliexpress.com/item/1005004195409464.html?spm=a2g0o.productlist.main.5.27126bf3QCMJZS&amp;algo_pvid=8a38cc20-9a9e-41a6-adbd-ff7f5939a068&amp;algo_exp_id=8a38cc20-9a9e-41a6-adbd-ff7f5939a068-2&amp;pdp_npi=4%40dis%21GBP%2147.10%2122.14%21%21%2157.55%2127.05%21%40211b61d017084731752722942e0d1f%2112000032844524744%21sea%21UK%212067847528%21&amp;curPageLogUid=oexzV2pCvuz6&amp;utparam-url=scene%3Asearch%7Cquery_from%3A</text:a></text:p>
          </table:table-cell>
          <table:table-cell office:value-type="string" calcext:value-type="string">
            <text:p>This has plenty of spare fasteners as well, but you could use more M3x10 and M3x50</text:p>
          </table:table-cell>
        </table:table-row>
        <table:table-row table:style-name="ro2">
          <table:covered-table-cell/>
          <table:table-cell office:value-type="string" calcext:value-type="string">
            <text:p>M3x10 BHCS (50 pcs)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currency" office:currency="GBP" office:value="1.15" calcext:value-type="currency">
            <text:p>£1.15</text:p>
          </table:table-cell>
          <table:table-cell table:formula="of:=[.C27]*[.D27]" office:value-type="currency" office:currency="GBP" office:value="1.15" calcext:value-type="currency">
            <text:p>£1.15</text:p>
          </table:table-cell>
          <table:table-cell office:value-type="string" calcext:value-type="string">
            <text:p><text:a xlink:href="https://www.aliexpress.com/item/1005008064515476.html?spm=a2g0o.productlist.main.55.319c78fandN2t7&amp;aem_p4p_detail=202502180925034492694924750760000957413&amp;algo_pvid=165ac957-3982-44a0-aea5-12461413f2e8&amp;algo_exp_id=165ac957-3982-44a0-aea5-12461413f2e8-27&amp;pdp_ext_f=%7B%22order%22%3A%22271%22%2C%22eval%22%3A%221%22%7D&amp;pdp_npi=4%40dis%21GBP%211.29%211.11%21%21%211.58%211.36%21%40211b612517398995037417750e9883%2112000043509756916%21sea%21UK%212067847528%21X&amp;curPageLogUid=Fe4hych4fSNV&amp;utparam-url=scene%3Asearch%7Cquery_from%3A&amp;search_p4p_id=202502180925034492694924750760000957413_7" xlink:type="simple">https://www.aliexpress.com/item/1005008064515476.html?spm=a2g0o.productlist.main.55.319c78fandN2t7&amp;aem_p4p_detail=202502180925034492694924750760000957413&amp;algo_pvid=165ac957-3982-44a0-aea5-12461413f2e8&amp;algo_exp_id=165ac957-3982-44a0-aea5-12461413f2e8-27&amp;pdp_ext_f=%7B%22order%22%3A%22271%22%2C%22eval%22%3A%221%22%7D&amp;pdp_npi=4%40dis%21GBP%211.29%211.11%21%21%211.58%211.36%21%40211b612517398995037417750e9883%2112000043509756916%21sea%21UK%212067847528%21X&amp;curPageLogUid=Fe4hych4fSNV&amp;utparam-url=scene%3Asearch%7Cquery_from%3A&amp;search_p4p_id=202502180925034492694924750760000957413_7</text:a>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3x50 (any hex, 10pcs)</text:p>
          </table:table-cell>
          <table:table-cell table:style-name="ce74" office:value-type="float" office:value="1" calcext:value-type="float">
            <text:p>1</text:p>
          </table:table-cell>
          <table:table-cell table:style-name="ce77" office:value-type="currency" office:currency="GBP" office:value="1.6" calcext:value-type="currency">
            <text:p>£1.60</text:p>
          </table:table-cell>
          <table:table-cell table:formula="of:=[.C28]*[.D28]" office:value-type="currency" office:currency="GBP" office:value="1.6" calcext:value-type="currency">
            <text:p>£1.60</text:p>
          </table:table-cell>
          <table:table-cell office:value-type="string" calcext:value-type="string">
            <text:p><text:a xlink:href="https://www.aliexpress.com/item/4000282775348.html?spm=a2g0o.productlist.main.5.6ec95f02o2EV6c&amp;algo_pvid=8e82f104-4488-4672-a155-368c48c06654&amp;algo_exp_id=8e82f104-4488-4672-a155-368c48c06654-2&amp;pdp_ext_f=%7B%22order%22%3A%2296%22%2C%22eval%22%3A%221%22%7D&amp;pdp_npi=4%40dis%21GBP%211.72%211.60%21%21%212.11%211.96%21%40211b80c217398995817192177eb2be%2110000001162294115%21sea%21UK%212067847528%21X&amp;curPageLogUid=7ZNRfqtDzVbP&amp;utparam-url=scene%3Asearch%7Cquery_from%3A" xlink:type="simple">https://www.aliexpress.com/item/4000282775348.html?spm=a2g0o.productlist.main.5.6ec95f02o2EV6c&amp;algo_pvid=8e82f104-4488-4672-a155-368c48c06654&amp;algo_exp_id=8e82f104-4488-4672-a155-368c48c06654-2&amp;pdp_ext_f=%7B%22order%22%3A%2296%22%2C%22eval%22%3A%221%22%7D&amp;pdp_npi=4%40dis%21GBP%211.72%211.60%21%21%212.11%211.96%21%40211b80c217398995817192177eb2be%2110000001162294115%21sea%21UK%212067847528%21X&amp;curPageLogUid=7ZNRfqtDzVbP&amp;utparam-url=scene%3Asearch%7Cquery_from%3A</text:a>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mm gates belt (4M length)</text:p>
          </table:table-cell>
          <table:table-cell office:value-type="float" office:value="0" calcext:value-type="float">
            <text:p>0</text:p>
          </table:table-cell>
          <table:table-cell table:style-name="ce77" office:value-type="currency" office:currency="GBP" office:value="7.82" calcext:value-type="currency">
            <text:p>£7.82</text:p>
          </table:table-cell>
          <table:table-cell table:formula="of:=[.C29]*[.D29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32853559638.html?spm=a2g0o.order_list.order_list_main.321.44c2180236tlJw" xlink:type="simple">https://www.aliexpress.com/item/32853559638.html?spm=a2g0o.order_list.order_list_main.321.44c2180236tlJw</text:a></text:p>
          </table:table-cell>
          <table:table-cell office:value-type="string" calcext:value-type="string">
            <text:p>You can grab longer length to have spares</text:p>
          </table:table-cell>
        </table:table-row>
        <table:table-row table:style-name="ro2">
          <table:covered-table-cell/>
          <table:table-cell office:value-type="string" calcext:value-type="string">
            <text:p>Corner brackets x 4</text:p>
          </table:table-cell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£4.39</text:p>
          </table:table-cell>
          <table:table-cell table:formula="of:=[.C30]*[.D30]" office:value-type="currency" office:currency="GBP" office:value="4.39" calcext:value-type="currency">
            <text:p>£4.39</text:p>
          </table:table-cell>
          <table:table-cell office:value-type="string" calcext:value-type="string">
            <text:p><text:a xlink:href="https://www.aliexpress.com/item/1005002337390401.html?spm=a2g0o.order_list.order_list_main.301.44c2180236tlJw" xlink:type="simple">https://www.aliexpress.com/item/1005002337390401.html?spm=a2g0o.order_list.order_list_main.301.44c2180236tlJw</text:a></text:p>
          </table:table-cell>
          <table:table-cell office:value-type="string" calcext:value-type="string">
            <text:p>For fixing bottom third of frame (i.e. former tophat) to the rest of the body. You can also use other fasteners, or print your own attachment.</text:p>
          </table:table-cell>
        </table:table-row>
        <table:table-row table:style-name="ro2">
          <table:table-cell table:style-name="ce66" office:value-type="string" calcext:value-type="string" table:number-columns-spanned="1" table:number-rows-spanned="4">
            <text:p>If not getting a kit</text:p>
          </table:table-cell>
          <table:table-cell table:style-name="ce70" office:value-type="string" calcext:value-type="string">
            <text:p>Frame kit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43.79" calcext:value-type="currency">
            <text:p>£43.79</text:p>
          </table:table-cell>
          <table:table-cell table:style-name="ce86" table:formula="of:=[.C31]*[.D31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4054773766.html?spm=a2g0o.productlist.main.9.55c0JuxZJuxZOX&amp;algo_pvid=81d2540e-ef14-4804-875a-6e4d712fb080&amp;algo_exp_id=81d2540e-ef14-4804-875a-6e4d712fb080-4&amp;pdp_ext_f=%7B%22order%22%3A%2221%22%2C%22eval%22%3A%221%22%7D&amp;pdp_npi=4%40dis%21GBP%2141.99%2141.99%21%21%2151.23%2151.23%21%40211b81a317395423920002405e6b9e%2112000027878137433%21sea%21UK%212067847528%21X&amp;curPageLogUid=gWQND7sefHxF&amp;utparam-url=scene%3Asearch%7Cquery_from%3A" xlink:type="simple">https://www.aliexpress.com/item/1005004054773766.html?spm=a2g0o.productlist.main.9.55c0JuxZJuxZOX&amp;algo_pvid=81d2540e-ef14-4804-875a-6e4d712fb080&amp;algo_exp_id=81d2540e-ef14-4804-875a-6e4d712fb080-4&amp;pdp_ext_f=%7B%22order%22%3A%2221%22%2C%22eval%22%3A%221%22%7D&amp;pdp_npi=4%40dis%21GBP%2141.99%2141.99%21%21%2151.23%2151.23%21%40211b81a317395423920002405e6b9e%2112000027878137433%21sea%21UK%212067847528%21X&amp;curPageLogUid=gWQND7sefHxF&amp;utparam-url=scene%3Asearch%7Cquery_from%3A</text:a></text:p>
          </table:table-cell>
          <table:table-cell table:style-name="ce89" office:value-type="string" calcext:value-type="string">
            <text:p>If you can find the LDO kit somewhere else, it should be high quality.</text:p>
          </table:table-cell>
        </table:table-row>
        <table:table-row table:style-name="ro2">
          <table:covered-table-cell table:style-name="ce66"/>
          <table:table-cell table:style-name="ce70" office:value-type="string" calcext:value-type="string">
            <text:p>T nuts for rails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10.49" calcext:value-type="currency">
            <text:p>£10.49</text:p>
          </table:table-cell>
          <table:table-cell table:style-name="ce86" table:formula="of:=[.C32]*[.D32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7163562504.html?spm=a2g0o.productlist.main.11.44486365FDmU8c&amp;algo_pvid=ce93bf12-490d-4122-95b6-cc7edc951afe&amp;algo_exp_id=ce93bf12-490d-4122-95b6-cc7edc951afe-5&amp;pdp_ext_f=%7B%22order%22%3A%2213%22%2C%22eval%22%3A%221%22%7D&amp;pdp_npi=4%40dis%21GBP%2111.29%2111.29%21%21%2113.77%2113.77%21%4021038e1e17395427703608032e452a%2112000039663558454%21sea%21UK%212067847528%21X&amp;curPageLogUid=4AxRIsQkR7z3&amp;utparam-url=scene%3Asearch%7Cquery_from%3A" xlink:type="simple">https://www.aliexpress.com/item/1005007163562504.html?spm=a2g0o.productlist.main.11.44486365FDmU8c&amp;algo_pvid=ce93bf12-490d-4122-95b6-cc7edc951afe&amp;algo_exp_id=ce93bf12-490d-4122-95b6-cc7edc951afe-5&amp;pdp_ext_f=%7B%22order%22%3A%2213%22%2C%22eval%22%3A%221%22%7D&amp;pdp_npi=4%40dis%21GBP%2111.29%2111.29%21%21%2113.77%2113.77%21%4021038e1e17395427703608032e452a%2112000039663558454%21sea%21UK%212067847528%21X&amp;curPageLogUid=4AxRIsQkR7z3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66"/>
          <table:table-cell table:style-name="ce70" office:value-type="string" calcext:value-type="string">
            <text:p>LDO motor kit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60.79" calcext:value-type="currency">
            <text:p>£60.79</text:p>
          </table:table-cell>
          <table:table-cell table:style-name="ce86" table:formula="of:=[.C33]*[.D33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aliexpress.com/item/1005004932910282.html?spm=a2g0o.productlist.main.1.44804086ebXSOn&amp;algo_pvid=a95638d6-f176-4ebf-be23-48609f78e409&amp;algo_exp_id=a95638d6-f176-4ebf-be23-48609f78e409-0&amp;pdp_ext_f=%7B%22order%22%3A%2218%22%2C%22eval%22%3A%221%22%7D&amp;pdp_npi=4%40dis%21GBP%2119.86%2115.89%21%21%2124.23%2119.39%21%40211b804117395431116214057e09a4%2112000031067134079%21sea%21UK%212067847528%21X&amp;curPageLogUid=aDnpshnoPTuS&amp;utparam-url=scene%3Asearch%7Cquery_from%3A" xlink:type="simple">https://www.aliexpress.com/item/1005004932910282.html?spm=a2g0o.productlist.main.1.44804086ebXSOn&amp;algo_pvid=a95638d6-f176-4ebf-be23-48609f78e409&amp;algo_exp_id=a95638d6-f176-4ebf-be23-48609f78e409-0&amp;pdp_ext_f=%7B%22order%22%3A%2218%22%2C%22eval%22%3A%221%22%7D&amp;pdp_npi=4%40dis%21GBP%2119.86%2115.89%21%21%2124.23%2119.39%21%40211b804117395431116214057e09a4%2112000031067134079%21sea%21UK%212067847528%21X&amp;curPageLogUid=aDnpshnoPTuS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66"/>
          <table:table-cell table:style-name="ce70" office:value-type="string" calcext:value-type="string">
            <text:p>LDO linear rail kit</text:p>
          </table:table-cell>
          <table:table-cell office:value-type="float" office:value="0" calcext:value-type="float">
            <text:p>0</text:p>
          </table:table-cell>
          <table:table-cell table:style-name="ce78" office:value-type="currency" office:currency="GBP" office:value="69.95" calcext:value-type="currency">
            <text:p>£69.95</text:p>
          </table:table-cell>
          <table:table-cell table:style-name="ce86" table:formula="of:=[.C34]*[.D34]" office:value-type="currency" office:currency="GBP" office:value="0" calcext:value-type="currency">
            <text:p>£0.00</text:p>
          </table:table-cell>
          <table:table-cell table:style-name="ce70" office:value-type="string" calcext:value-type="string">
            <text:p><text:a xlink:href="https://www.onetwo3d.co.uk/product/voron-0-linear-rail-kit-by-ldo/" xlink:type="simple">https://www.onetwo3d.co.uk/product/voron-0-linear-rail-kit-by-ldo/</text:a></text:p>
          </table:table-cell>
          <table:table-cell table:style-name="ce89" office:value-type="string" calcext:value-type="string">
            <text:p>Couldn’t find on Ali</text:p>
          </table:table-cell>
        </table:table-row>
        <table:table-row table:style-name="ro5">
          <table:table-cell table:style-name="ce67"/>
          <table:table-cell table:style-name="Default"/>
          <table:table-cell table:style-name="ce75"/>
          <table:table-cell table:style-name="ce81" office:value-type="string" calcext:value-type="string">
            <text:p>TOTAL</text:p>
          </table:table-cell>
          <table:table-cell table:style-name="ce87" table:formula="of:=SUM([.E2:.E34])" office:value-type="currency" office:currency="GBP" office:value="354.67" calcext:value-type="currency">
            <text:p>£354.67</text:p>
          </table:table-cell>
          <table:table-cell table:style-name="ce68"/>
          <table:table-cell table:style-name="Default"/>
        </table:table-row>
        <table:table-row table:style-name="ro4">
          <table:table-cell table:style-name="ce68"/>
          <table:table-cell table:style-name="Default" table:number-columns-repeated="6"/>
        </table:table-row>
        <table:table-row table:style-name="ro4" table:number-rows-repeated="4">
          <table:table-cell table:style-name="Default" table:number-columns-repeated="7"/>
        </table:table-row>
        <table:table-row table:style-name="ro5">
          <table:table-cell table:style-name="Default" table:number-columns-repeated="3"/>
          <table:table-cell table:style-name="ce82" office:value-type="string" calcext:value-type="string">
            <text:p>Legend</text:p>
          </table:table-cell>
          <table:table-cell table:style-name="ce75"/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3"/>
          <table:table-cell table:style-name="ce75" office:value-type="string" calcext:value-type="string">
            <text:p>Required</text:p>
          </table:table-cell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4"/>
          <table:table-cell table:style-name="ce75" office:value-type="string" calcext:value-type="string">
            <text:p>Not required</text:p>
          </table:table-cell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5"/>
          <table:table-cell table:style-name="ce75" office:value-type="string" calcext:value-type="string">
            <text:p>Different options you can opt for</text:p>
          </table:table-cell>
          <table:table-cell table:style-name="Default" table:number-columns-repeated="2"/>
        </table:table-row>
      </table:table>
      <table:table table:name="Upper-mid-range (Non-kit + LDO parts)_2" table:style-name="ta1">
        <table:table-column table:style-name="co1" table:default-cell-style-name="ce65"/>
        <table:table-column table:style-name="co2" table:default-cell-style-name="ce69"/>
        <table:table-column table:style-name="co3" table:default-cell-style-name="ce74"/>
        <table:table-column table:style-name="co4" table:default-cell-style-name="ce79"/>
        <table:table-column table:style-name="co1" table:default-cell-style-name="ce76"/>
        <table:table-column table:style-name="co5" table:default-cell-style-name="ce69"/>
        <table:table-column table:style-name="co6" table:default-cell-style-name="ce88"/>
        <table:table-row table:style-name="ro1">
          <table:table-cell table:style-name="ce60" office:value-type="string" calcext:value-type="string">
            <text:p>Category</text:p>
          </table:table-cell>
          <table:table-cell table:style-name="ce60" office:value-type="string" calcext:value-type="string">
            <text:p>Item</text:p>
          </table:table-cell>
          <table:table-cell table:style-name="ce60" office:value-type="string" calcext:value-type="string">
            <text:p>Qty.</text:p>
          </table:table-cell>
          <table:table-cell table:style-name="ce60" office:value-type="string" calcext:value-type="string">
            <text:p>Price (GBP)</text:p>
          </table:table-cell>
          <table:table-cell table:style-name="ce60" office:value-type="string" calcext:value-type="string">
            <text:p>Subtotal (GBP)</text:p>
          </table:table-cell>
          <table:table-cell table:style-name="ce60" office:value-type="string" calcext:value-type="string">
            <text:p>Link</text:p>
          </table:table-cell>
          <table:table-cell table:style-name="ce60" office:value-type="string" calcext:value-type="string">
            <text:p>Comments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3">
            <text:p>Kit options</text:p>
          </table:table-cell>
          <table:table-cell office:value-type="string" calcext:value-type="string">
            <text:p>Formbot Kit</text:p>
          </table:table-cell>
          <table:table-cell table:style-name="ce90" office:value-type="float" office:value="0" calcext:value-type="float">
            <text:p>0</text:p>
          </table:table-cell>
          <table:table-cell table:style-name="ce76" office:value-type="currency" office:currency="GBP" office:value="275.19" calcext:value-type="currency">
            <text:p>£275.19</text:p>
          </table:table-cell>
          <table:table-cell table:formula="of:=[.C2]*[.D2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7863277974.html?spm=a2g0o.productlist.main.13.648b18adJ5843h&amp;algo_pvid=748d254f-8151-4efb-9a80-21c560684413&amp;algo_exp_id=748d254f-8151-4efb-9a80-21c560684413-6&amp;pdp_ext_f=%7B%22order%22%3A%229%22%2C%22eval%22%3A%221%22%7D&amp;pdp_npi=4%40dis%21GBP%21277.79%21277.79%21%21%21338.89%21338.89%21%40211b653717395411334041111e97ce%2112000042593633359%21sea%21UK%212067847528%21X&amp;curPageLogUid=IxLJsx3sDeDB&amp;utparam-url=scene%3Asearch%7Cquery_from%3A" xlink:type="simple">https://www.aliexpress.com/item/1005007863277974.html?spm=a2g0o.productlist.main.13.648b18adJ5843h&amp;algo_pvid=748d254f-8151-4efb-9a80-21c560684413&amp;algo_exp_id=748d254f-8151-4efb-9a80-21c560684413-6&amp;pdp_ext_f=%7B%22order%22%3A%229%22%2C%22eval%22%3A%221%22%7D&amp;pdp_npi=4%40dis%21GBP%21277.79%21277.79%21%21%21338.89%21338.89%21%40211b653717395411334041111e97ce%2112000042593633359%21sea%21UK%212067847528%21X&amp;curPageLogUid=IxLJsx3sDeDB&amp;utparam-url=scene%3Asearch%7Cquery_from%3A</text:a></text:p>
          </table:table-cell>
          <table:table-cell/>
        </table:table-row>
        <table:table-row table:style-name="ro2">
          <table:covered-table-cell table:style-name="ce62"/>
          <table:table-cell office:value-type="string" calcext:value-type="string">
            <text:p>Siboor Kit</text:p>
          </table:table-cell>
          <table:table-cell table:style-name="ce90" office:value-type="float" office:value="0" calcext:value-type="float">
            <text:p>0</text:p>
          </table:table-cell>
          <table:table-cell table:style-name="ce77" office:value-type="currency" office:currency="GBP" office:value="317.92" calcext:value-type="currency">
            <text:p>£317.92</text:p>
          </table:table-cell>
          <table:table-cell table:formula="of:=[.C3]*[.D3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295642824.html?spm=a2g0o.productlist.main.21.648b18adJ5843h&amp;algo_pvid=748d254f-8151-4efb-9a80-21c560684413&amp;algo_exp_id=748d254f-8151-4efb-9a80-21c560684413-10&amp;pdp_ext_f=%7B%22order%22%3A%2238%22%2C%22eval%22%3A%221%22%7D&amp;pdp_npi=4%40dis%21GBP%21712.74%21334.99%21%21%21869.51%21408.67%21%40211b653717395411334041111e97ce%2112000035407114311%21sea%21UK%212067847528%21X&amp;curPageLogUid=HCMw955uESKJ&amp;utparam-url=scene%3Asearch%7Cquery_from%3A" xlink:type="simple">https://www.aliexpress.com/item/1005005295642824.html?spm=a2g0o.productlist.main.21.648b18adJ5843h&amp;algo_pvid=748d254f-8151-4efb-9a80-21c560684413&amp;algo_exp_id=748d254f-8151-4efb-9a80-21c560684413-10&amp;pdp_ext_f=%7B%22order%22%3A%2238%22%2C%22eval%22%3A%221%22%7D&amp;pdp_npi=4%40dis%21GBP%21712.74%21334.99%21%21%21869.51%21408.67%21%40211b653717395411334041111e97ce%2112000035407114311%21sea%21UK%212067847528%21X&amp;curPageLogUid=HCMw955uESKJ&amp;utparam-url=scene%3Asearch%7Cquery_from%3A</text:a></text:p>
          </table:table-cell>
          <table:table-cell/>
        </table:table-row>
        <table:table-row table:style-name="ro2">
          <table:covered-table-cell table:style-name="ce62"/>
          <table:table-cell office:value-type="string" calcext:value-type="string">
            <text:p>FYSETC Kit</text:p>
          </table:table-cell>
          <table:table-cell table:style-name="ce90" office:value-type="float" office:value="0" calcext:value-type="float">
            <text:p>0</text:p>
          </table:table-cell>
          <table:table-cell table:style-name="ce77" office:value-type="currency" office:currency="GBP" office:value="359.59" calcext:value-type="currency">
            <text:p>£359.59</text:p>
          </table:table-cell>
          <table:table-cell table:formula="of:=[.C4]*[.D4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5338161717.html?spm=a2g0o.productlist.main.5.458fkvkXkvkXZn&amp;algo_pvid=c1419891-869e-477a-be6a-3cd5808607da&amp;algo_exp_id=c1419891-869e-477a-be6a-3cd5808607da-2&amp;pdp_ext_f=%7B%22order%22%3A%221%22%2C%22eval%22%3A%221%22%7D&amp;pdp_npi=4%40dis%21GBP%21619.98%21359.59%21%21%21758.94%21440.19%21%40211b80f717398982361611444ef61e%2112000034504976189%21sea%21UK%212067847528%21X&amp;curPageLogUid=onf7mMLqGjsF&amp;utparam-url=scene%3Asearch%7Cquery_from%3A" xlink:type="simple">https://www.aliexpress.com/item/1005005338161717.html?spm=a2g0o.productlist.main.5.458fkvkXkvkXZn&amp;algo_pvid=c1419891-869e-477a-be6a-3cd5808607da&amp;algo_exp_id=c1419891-869e-477a-be6a-3cd5808607da-2&amp;pdp_ext_f=%7B%22order%22%3A%221%22%2C%22eval%22%3A%221%22%7D&amp;pdp_npi=4%40dis%21GBP%21619.98%21359.59%21%21%21758.94%21440.19%21%40211b80f717398982361611444ef61e%2112000034504976189%21sea%21UK%212067847528%21X&amp;curPageLogUid=onf7mMLqGjsF&amp;utparam-url=scene%3Asearch%7Cquery_from%3A</text:a></text:p>
          </table:table-cell>
          <table:table-cell/>
        </table:table-row>
        <table:table-row table:style-name="ro2">
          <table:table-cell table:style-name="ce63" office:value-type="string" calcext:value-type="string" table:number-columns-spanned="1" table:number-rows-spanned="3">
            <text:p>Print bed</text:p>
          </table:table-cell>
          <table:table-cell table:style-name="ce70" office:value-type="string" calcext:value-type="string">
            <text:p>Aluminum Bed, 120x120x6mm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12.09" calcext:value-type="currency">
            <text:p>£12.09</text:p>
          </table:table-cell>
          <table:table-cell table:style-name="ce86" table:formula="of:=[.C5]*[.D5]" office:value-type="currency" office:currency="GBP" office:value="12.09" calcext:value-type="currency">
            <text:p>£12.09</text:p>
          </table:table-cell>
          <table:table-cell table:style-name="ce70" office:value-type="string" calcext:value-type="string">
            <text:p><text:a xlink:href="https://www.aliexpress.com/item/1005004428776917.html?spm=a2g0o.productlist.main.3.b01d1073xeaBoO&amp;algo_pvid=f483b182-82a4-4910-b24a-19d94c8811cf&amp;algo_exp_id=f483b182-82a4-4910-b24a-19d94c8811cf-1&amp;pdp_npi=4%40dis%21GBP%2126.21%2112.58%21%21%2132.03%2115.37%21%40211b801917084729505847627e1e33%2112000029153625206%21sea%21UK%212067847528%21&amp;curPageLogUid=yc42g64IGTuo&amp;utparam-url=scene%3Asearch%7Cquery_from%3A" xlink:type="simple">https://www.aliexpress.com/item/1005004428776917.html?spm=a2g0o.productlist.main.3.b01d1073xeaBoO&amp;algo_pvid=f483b182-82a4-4910-b24a-19d94c8811cf&amp;algo_exp_id=f483b182-82a4-4910-b24a-19d94c8811cf-1&amp;pdp_npi=4%40dis%21GBP%2126.21%2112.58%21%21%2132.03%2115.37%21%40211b801917084729505847627e1e33%2112000029153625206%21sea%21UK%212067847528%21&amp;curPageLogUid=yc42g64IGTuo&amp;utparam-url=scene%3Asearch%7Cquery_from%3A</text:a></text:p>
          </table:table-cell>
          <table:table-cell table:style-name="ce89"/>
        </table:table-row>
        <table:table-row table:style-name="ro3">
          <table:covered-table-cell table:style-name="ce64"/>
          <table:table-cell table:style-name="ce70" office:value-type="string" calcext:value-type="string">
            <text:p>Spring Steel Flex Plate, 120x120mm,  PEI Textured + smooth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5.69" calcext:value-type="currency">
            <text:p>£5.69</text:p>
          </table:table-cell>
          <table:table-cell table:style-name="ce86" table:formula="of:=[.C6]*[.D6]" office:value-type="currency" office:currency="GBP" office:value="5.69" calcext:value-type="currency">
            <text:p>£5.69</text:p>
          </table:table-cell>
          <table:table-cell table:style-name="ce70" office:value-type="string" calcext:value-type="string">
            <text:p><text:a xlink:href="https://www.aliexpress.com/item/1005005551646331.html?spm=a2g0o.productlist.main.3.362e689fYtCwkU&amp;algo_pvid=60d4e2ed-d564-4146-a4bf-c40ec5cf349c&amp;algo_exp_id=60d4e2ed-d564-4146-a4bf-c40ec5cf349c-1&amp;pdp_ext_f=%7B%22order%22%3A%22100%22%2C%22eval%22%3A%221%22%7D&amp;pdp_npi=4%40dis%21GBP%214.79%214.79%21%21%215.84%215.84%21%402103834817395403302496995efa2e%2112000033511638226%21sea%21UK%212067847528%21X&amp;curPageLogUid=27DL4bxZgoLq&amp;utparam-url=scene%3Asearch%7Cquery_from%3A" xlink:type="simple">https://www.aliexpress.com/item/1005005551646331.html?spm=a2g0o.productlist.main.3.362e689fYtCwkU&amp;algo_pvid=60d4e2ed-d564-4146-a4bf-c40ec5cf349c&amp;algo_exp_id=60d4e2ed-d564-4146-a4bf-c40ec5cf349c-1&amp;pdp_ext_f=%7B%22order%22%3A%22100%22%2C%22eval%22%3A%221%22%7D&amp;pdp_npi=4%40dis%21GBP%214.79%214.79%21%21%215.84%215.84%21%402103834817395403302496995efa2e%2112000033511638226%21sea%21UK%212067847528%21X&amp;curPageLogUid=27DL4bxZgoLq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64"/>
          <table:table-cell table:style-name="ce70" office:value-type="string" calcext:value-type="string">
            <text:p>Kirigami Bed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10.18" calcext:value-type="currency">
            <text:p>£10.18</text:p>
          </table:table-cell>
          <table:table-cell table:style-name="ce86" table:formula="of:=[.C7]*[.D7]" office:value-type="currency" office:currency="GBP" office:value="10.18" calcext:value-type="currency">
            <text:p>£10.18</text:p>
          </table:table-cell>
          <table:table-cell table:style-name="ce70" office:value-type="string" calcext:value-type="string">
            <text:p><text:a xlink:href="https://www.aliexpress.com/item/1005005913879717.html?spm=a2g0o.order_list.order_list_main.386.24d01802XzWiW8" xlink:type="simple">https://www.aliexpress.com/item/1005005913879717.html?spm=a2g0o.order_list.order_list_main.386.24d01802XzWiW8</text:a></text:p>
          </table:table-cell>
          <table:table-cell table:style-name="ce89"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Raspberry Pi 3B or newer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33.99" calcext:value-type="currency">
            <text:p>£33.99</text:p>
          </table:table-cell>
          <table:table-cell table:formula="of:=[.C8]*[.D8]" office:value-type="currency" office:currency="GBP" office:value="33.99" calcext:value-type="currency">
            <text:p>£33.99</text:p>
          </table:table-cell>
          <table:table-cell office:value-type="string" calcext:value-type="string">
            <text:p><text:a xlink:href="https://www.aliexpress.com/item/1005005686303304.html?spm=a2g0o.productlist.main.5.443d3594l2Yr0c&amp;algo_pvid=ddf3a414-98e2-4757-afe9-8316aae253ed&amp;algo_exp_id=ddf3a414-98e2-4757-afe9-8316aae253ed-2&amp;pdp_ext_f=%7B%22order%22%3A%22295%22%2C%22eval%22%3A%221%22%7D&amp;pdp_npi=4%40dis%21GBP%2135.99%2135.99%21%21%21319.63%21319.63%21%40211b655217395402419265798e861a%2112000034009583353%21sea%21UK%212067847528%21X&amp;curPageLogUid=QXOZENKy1H6W&amp;utparam-url=scene%3Asearch%7Cquery_from%3A" xlink:type="simple">https://www.aliexpress.com/item/1005005686303304.html?spm=a2g0o.productlist.main.5.443d3594l2Yr0c&amp;algo_pvid=ddf3a414-98e2-4757-afe9-8316aae253ed&amp;algo_exp_id=ddf3a414-98e2-4757-afe9-8316aae253ed-2&amp;pdp_ext_f=%7B%22order%22%3A%22295%22%2C%22eval%22%3A%221%22%7D&amp;pdp_npi=4%40dis%21GBP%2135.99%2135.99%21%21%21319.63%21319.63%21%40211b655217395402419265798e861a%2112000034009583353%21sea%21UK%212067847528%21X&amp;curPageLogUid=QXOZENKy1H6W&amp;utparam-url=scene%3Asearch%7Cquery_from%3A</text:a></text:p>
          </table:table-cell>
          <table:table-cell office:value-type="string" calcext:value-type="string">
            <text:p>You might be able to source for cheaper elsewhere, or have one lying around.</text:p>
          </table:table-cell>
        </table:table-row>
        <table:table-row table:style-name="ro2">
          <table:table-cell/>
          <table:table-cell office:value-type="string" calcext:value-type="string">
            <text:p>BTT SKR Pico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15.24" calcext:value-type="currency">
            <text:p>£15.24</text:p>
          </table:table-cell>
          <table:table-cell table:formula="of:=[.C9]*[.D9]" office:value-type="currency" office:currency="GBP" office:value="15.24" calcext:value-type="currency">
            <text:p>£15.24</text:p>
          </table:table-cell>
          <table:table-cell office:value-type="string" calcext:value-type="string">
            <text:p><text:a xlink:href="https://www.aliexpress.com/item/1005006043530249.html?spm=a2g0o.productlist.main.1.28e52731Hvil4C&amp;algo_pvid=ff3cc160-1dea-4fbe-a92b-9ae2bd055776&amp;algo_exp_id=ff3cc160-1dea-4fbe-a92b-9ae2bd055776-0&amp;pdp_ext_f=%7B%22order%22%3A%22311%22%2C%22eval%22%3A%221%22%7D&amp;pdp_npi=4%40dis%21GBP%2149.44%2115.77%21%21%21439.05%21140.04%21%40211b819117395401776087754e248b%2112000035474707617%21sea%21UK%212067847528%21X&amp;curPageLogUid=hP3WWvmzPtV6&amp;utparam-url=scene%3Asearch%7Cquery_from%3A" xlink:type="simple">https://www.aliexpress.com/item/1005006043530249.html?spm=a2g0o.productlist.main.1.28e52731Hvil4C&amp;algo_pvid=ff3cc160-1dea-4fbe-a92b-9ae2bd055776&amp;algo_exp_id=ff3cc160-1dea-4fbe-a92b-9ae2bd055776-0&amp;pdp_ext_f=%7B%22order%22%3A%22311%22%2C%22eval%22%3A%221%22%7D&amp;pdp_npi=4%40dis%21GBP%2149.44%2115.77%21%21%21439.05%21140.04%21%40211b819117395401776087754e248b%2112000035474707617%21sea%21UK%212067847528%21X&amp;curPageLogUid=hP3WWvmzPtV6&amp;utparam-url=scene%3Asearch%7Cquery_from%3A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croSD Card, 16G or more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2.34" calcext:value-type="currency">
            <text:p>£2.34</text:p>
          </table:table-cell>
          <table:table-cell table:formula="of:=[.C10]*[.D10]" office:value-type="currency" office:currency="GBP" office:value="2.34" calcext:value-type="currency">
            <text:p>£2.34</text:p>
          </table:table-cell>
          <table:table-cell office:value-type="string" calcext:value-type="string">
            <text:p><text:a xlink:href="https://www.aliexpress.com/item/1005007498193121.html?spm=a2g0o.productlist.main.5.522c560f1OaZr3&amp;algo_pvid=e395e9ff-5d1f-401b-9570-15f34fd73941&amp;algo_exp_id=e395e9ff-5d1f-401b-9570-15f34fd73941-2&amp;pdp_ext_f=%7B%22order%22%3A%224716%22%2C%22eval%22%3A%221%22%7D&amp;pdp_npi=4%40dis%21GBP%212.34%212.34%21%21%212.86%212.86%21%40211b80e117398983866662313ea51b%2112000041031598940%21sea%21UK%212067847528%21X&amp;curPageLogUid=CEkXFgHderQv&amp;utparam-url=scene%3Asearch%7Cquery_from%3A" xlink:type="simple">https://www.aliexpress.com/item/1005007498193121.html?spm=a2g0o.productlist.main.5.522c560f1OaZr3&amp;algo_pvid=e395e9ff-5d1f-401b-9570-15f34fd73941&amp;algo_exp_id=e395e9ff-5d1f-401b-9570-15f34fd73941-2&amp;pdp_ext_f=%7B%22order%22%3A%224716%22%2C%22eval%22%3A%221%22%7D&amp;pdp_npi=4%40dis%21GBP%212.34%212.34%21%21%212.86%212.86%21%40211b80e117398983866662313ea51b%2112000041031598940%21sea%21UK%212067847528%21X&amp;curPageLogUid=CEkXFgHderQv&amp;utparam-url=scene%3Asearch%7Cquery_from%3A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Umbillical PCB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0.29" calcext:value-type="currency">
            <text:p>£10.29</text:p>
          </table:table-cell>
          <table:table-cell table:formula="of:=[.C11]*[.D11]" office:value-type="currency" office:currency="GBP" office:value="10.29" calcext:value-type="currency">
            <text:p>£10.29</text:p>
          </table:table-cell>
          <table:table-cell office:value-type="string" calcext:value-type="string">
            <text:p><text:a xlink:href="https://www.aliexpress.com/item/1005004265151654.html?spm=a2g0o.order_list.order_list_main.341.44c2180236tlJw" xlink:type="simple">https://www.aliexpress.com/item/1005004265151654.html?spm=a2g0o.order_list.order_list_main.341.44c2180236tlJw</text:a>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2F-5 end stop switch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0.52" calcext:value-type="currency">
            <text:p>£0.52</text:p>
          </table:table-cell>
          <table:table-cell table:formula="of:=[.C12]*[.D12]" office:value-type="currency" office:currency="GBP" office:value="0.52" calcext:value-type="currency">
            <text:p>£0.52</text:p>
          </table:table-cell>
          <table:table-cell office:value-type="string" calcext:value-type="string">
            <text:p><text:a xlink:href="https://www.aliexpress.com/item/1005005204376959.html?spm=a2g0o.order_list.order_list_main.336.44c2180236tlJw" xlink:type="simple">https://www.aliexpress.com/item/1005005204376959.html?spm=a2g0o.order_list.order_list_main.336.44c2180236tlJw</text:a></text:p>
          </table:table-cell>
          <table:table-cell office:value-type="string" calcext:value-type="string">
            <text:p>You can grab spares.</text:p>
          </table:table-cell>
        </table:table-row>
        <table:table-row table:style-name="ro2">
          <table:table-cell table:style-name="ce66" office:value-type="string" calcext:value-type="string">
            <text:p>Fans</text:p>
          </table:table-cell>
          <table:table-cell table:style-name="ce70" office:value-type="string" calcext:value-type="string">
            <text:p>4010 blower fan, dual ball GDSTIME</text:p>
          </table:table-cell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£10.69</text:p>
          </table:table-cell>
          <table:table-cell table:style-name="ce86" table:formula="of:=[.C13]*[.D13]" office:value-type="currency" office:currency="GBP" office:value="21.38" calcext:value-type="currency">
            <text:p>£21.38</text:p>
          </table:table-cell>
          <table:table-cell table:style-name="ce70" office:value-type="string" calcext:value-type="string">
            <text:p><text:a xlink:href="https://www.aliexpress.com/item/32799324058.html?spm=a2g0o.productlist.main.11.27d84573NeM6P1&amp;algo_pvid=776614b4-536e-44af-82e5-349d9739d32d&amp;algo_exp_id=776614b4-536e-44af-82e5-349d9739d32d-5&amp;pdp_ext_f=%7B%22order%22%3A%22512%22%2C%22eval%22%3A%221%22%7D&amp;pdp_npi=4%40dis%21GBP%215.89%215.00%21%21%217.19%216.11%21%40211b80d117395404896086926e1cb9%2112000040235847358%21sea%21UK%212067847528%21X&amp;curPageLogUid=MdU5MVoVYtSR&amp;utparam-url=scene%3Asearch%7Cquery_from%3A" xlink:type="simple">https://www.aliexpress.com/item/32799324058.html?spm=a2g0o.productlist.main.11.27d84573NeM6P1&amp;algo_pvid=776614b4-536e-44af-82e5-349d9739d32d&amp;algo_exp_id=776614b4-536e-44af-82e5-349d9739d32d-5&amp;pdp_ext_f=%7B%22order%22%3A%22512%22%2C%22eval%22%3A%221%22%7D&amp;pdp_npi=4%40dis%21GBP%215.89%215.00%21%21%217.19%216.11%21%40211b80d117395404896086926e1cb9%2112000040235847358%21sea%21UK%212067847528%21X&amp;curPageLogUid=MdU5MVoVYtSR&amp;utparam-url=scene%3Asearch%7Cquery_from%3A</text:a></text:p>
          </table:table-cell>
          <table:table-cell table:style-name="ce89"/>
        </table:table-row>
        <table:table-row table:style-name="ro2">
          <table:table-cell table:style-name="ce64"/>
          <table:table-cell table:style-name="ce70" office:value-type="string" calcext:value-type="string">
            <text:p>Axial Fan, 3010, 24V</text:p>
          </table:table-cell>
          <table:table-cell office:value-type="float" office:value="2" calcext:value-type="float">
            <text:p>2</text:p>
          </table:table-cell>
          <table:table-cell table:style-name="ce80" office:value-type="string" calcext:value-type="string">
            <text:p>£7.44</text:p>
          </table:table-cell>
          <table:table-cell table:style-name="ce86" table:formula="of:=[.C14]*[.D14]" office:value-type="currency" office:currency="GBP" office:value="14.88" calcext:value-type="currency">
            <text:p>£14.88</text:p>
          </table:table-cell>
          <table:table-cell table:style-name="ce70" office:value-type="string" calcext:value-type="string">
            <text:p><text:a xlink:href="https://www.aliexpress.com/item/1005001793269882.html?spm=a2g0o.productlist.main.17.33c23dbfiaM68Y&amp;algo_pvid=ff86fde3-e55c-4a1a-8bf0-ee03d1c30049&amp;algo_exp_id=ff86fde3-e55c-4a1a-8bf0-ee03d1c30049-8&amp;pdp_ext_f=%7B%22order%22%3A%2235%22%2C%22eval%22%3A%221%22%7D&amp;pdp_npi=4%40dis%21GBP%2110.05%217.44%21%21%2112.26%219.07%21%402103856417395406911517554e3a55%2112000017594288184%21sea%21UK%212067847528%21X&amp;curPageLogUid=9RvnQcuvvKIn&amp;utparam-url=scene%3Asearch%7Cquery_from%3A" xlink:type="simple">https://www.aliexpress.com/item/1005001793269882.html?spm=a2g0o.productlist.main.17.33c23dbfiaM68Y&amp;algo_pvid=ff86fde3-e55c-4a1a-8bf0-ee03d1c30049&amp;algo_exp_id=ff86fde3-e55c-4a1a-8bf0-ee03d1c30049-8&amp;pdp_ext_f=%7B%22order%22%3A%2235%22%2C%22eval%22%3A%221%22%7D&amp;pdp_npi=4%40dis%21GBP%2110.05%217.44%21%21%2112.26%219.07%21%402103856417395406911517554e3a55%2112000017594288184%21sea%21UK%212067847528%21X&amp;curPageLogUid=9RvnQcuvvKIn&amp;utparam-url=scene%3Asearch%7Cquery_from%3A</text:a></text:p>
          </table:table-cell>
          <table:table-cell table:style-name="ce89"/>
        </table:table-row>
        <table:table-row table:style-name="ro2">
          <table:table-cell office:value-type="string" calcext:value-type="string">
            <text:p>Extruder</text:p>
          </table:table-cell>
          <table:table-cell office:value-type="string" calcext:value-type="string">
            <text:p>3.0 mm titanium heatb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4.34</text:p>
          </table:table-cell>
          <table:table-cell table:formula="of:=[.C15]*[.D15]" office:value-type="currency" office:currency="GBP" office:value="4.34" calcext:value-type="currency">
            <text:p>£4.34</text:p>
          </table:table-cell>
          <table:table-cell office:value-type="string" calcext:value-type="string">
            <text:p><text:a xlink:href="https://www.aliexpress.com/item/4000057995088.html?spm=a2g0o.order_list.order_list_main.360.24d01802XzWiW8" xlink:type="simple">https://www.aliexpress.com/item/4000057995088.html?spm=a2g0o.order_list.order_list_main.360.24d01802XzWiW8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6 heatsink 3.0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3.24</text:p>
          </table:table-cell>
          <table:table-cell table:formula="of:=[.C16]*[.D16]" office:value-type="currency" office:currency="GBP" office:value="3.24" calcext:value-type="currency">
            <text:p>£3.24</text:p>
          </table:table-cell>
          <table:table-cell office:value-type="string" calcext:value-type="string">
            <text:p><text:a xlink:href="https://www.aliexpress.com/item/1005003064205906.html?spm=a2g0o.order_detail.order_detail_item.3.29e5f19c8p05Li" xlink:type="simple">https://www.aliexpress.com/item/1005003064205906.html?spm=a2g0o.order_detail.order_detail_item.3.29e5f19c8p05Li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ater + therm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3.51</text:p>
          </table:table-cell>
          <table:table-cell table:formula="of:=[.C17]*[.D17]" office:value-type="currency" office:currency="GBP" office:value="3.51" calcext:value-type="currency">
            <text:p>£3.51</text:p>
          </table:table-cell>
          <table:table-cell office:value-type="string" calcext:value-type="string">
            <text:p><text:a xlink:href="https://www.aliexpress.com/item/32849251623.html?spm=a2g0o.order_detail.order_detail_item.11.29e5f19cB9587U" xlink:type="simple">https://www.aliexpress.com/item/32849251623.html?spm=a2g0o.order_detail.order_detail_item.11.29e5f19cB9587U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85 mm drive gear kit TriangleLab</text:p>
          </table:table-cell>
          <table:table-cell table:style-name="ce73" office:value-type="float" office:value="0" calcext:value-type="float">
            <text:p>0</text:p>
          </table:table-cell>
          <table:table-cell office:value-type="currency" office:currency="GBP" office:value="13.29" calcext:value-type="currency">
            <text:p>£13.29</text:p>
          </table:table-cell>
          <table:table-cell table:formula="of:=[.C18]*[.D18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32950159362.html?spm=a2g0o.productlist.main.3.7d5d69ce7OHboe&amp;algo_pvid=c272ff64-1e84-46e0-a794-12fd5a012922&amp;algo_exp_id=c272ff64-1e84-46e0-a794-12fd5a012922-1&amp;pdp_ext_f=%7B%22order%22%3A%226%22%2C%22eval%22%3A%221%22%7D&amp;pdp_npi=4%40dis%21GBP%2118.46%2113.29%21%21%2122.60%2116.27%21%40211b816617398997600137728e95be%2166310396480%21sea%21UK%212067847528%21X&amp;curPageLogUid=7YJcGDCmsaZ0&amp;utparam-url=scene%3Asearch%7Cquery_from%3A" xlink:type="simple">https://www.aliexpress.com/item/32950159362.html?spm=a2g0o.productlist.main.3.7d5d69ce7OHboe&amp;algo_pvid=c272ff64-1e84-46e0-a794-12fd5a012922&amp;algo_exp_id=c272ff64-1e84-46e0-a794-12fd5a012922-1&amp;pdp_ext_f=%7B%22order%22%3A%226%22%2C%22eval%22%3A%221%22%7D&amp;pdp_npi=4%40dis%21GBP%2118.46%2113.29%21%21%2122.60%2116.27%21%40211b816617398997600137728e95be%2166310396480%21sea%21UK%212067847528%21X&amp;curPageLogUid=7YJcGDCmsaZ0&amp;utparam-url=scene%3Asearch%7Cquery_from%3A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ter V1.5 hardware, no motor</text:p>
          </table:table-cell>
          <table:table-cell table:style-name="ce72" office:value-type="float" office:value="0" calcext:value-type="float">
            <text:p>0</text:p>
          </table:table-cell>
          <table:table-cell office:value-type="currency" office:currency="GBP" office:value="12.29" calcext:value-type="currency">
            <text:p>£12.29</text:p>
          </table:table-cell>
          <table:table-cell table:formula="of:=[.C19]*[.D19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2278201831.html?spm=a2g0o.order_list.order_list_main.5.433c1802csn2bN" xlink:type="simple">https://www.aliexpress.com/item/1005002278201831.html?spm=a2g0o.order_list.order_list_main.5.433c1802csn2bN</text:a></text:p>
          </table:table-cell>
          <table:table-cell office:value-type="string" calcext:value-type="string">
            <text:p>Note the Orbiter 1.5 has a different footprint from the F2.85, so our extruder printed part has a slight spacer to accommodate the injection molded part.</text:p>
          </table:table-cell>
        </table:table-row>
        <table:table-row table:style-name="ro2">
          <table:table-cell/>
          <table:table-cell office:value-type="string" calcext:value-type="string">
            <text:p>Orbiter V1.5 hardware + LDO motor</text:p>
          </table:table-cell>
          <table:table-cell table:style-name="ce73" office:value-type="float" office:value="0" calcext:value-type="float">
            <text:p>0</text:p>
          </table:table-cell>
          <table:table-cell office:value-type="currency" office:currency="GBP" office:value="28.79" calcext:value-type="currency">
            <text:p>£28.79</text:p>
          </table:table-cell>
          <table:table-cell table:formula="of:=[.C20]*[.D20]" office:value-type="currency" office:currency="GBP" office:value="0" calcext:value-type="currency">
            <text:p>£0.00</text:p>
          </table:table-cell>
          <table:table-cell office:value-type="string" calcext:value-type="string">
            <text:p><text:a xlink:href="https://www.aliexpress.com/item/1005002278201831.html?spm=a2g0o.order_list.order_list_main.5.433c1802csn2bN" xlink:type="simple">https://www.aliexpress.com/item/1005002278201831.html?spm=a2g0o.order_list.order_list_main.5.433c1802csn2bN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biter F2.85 LDO prebuilt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£46.59</text:p>
          </table:table-cell>
          <table:table-cell table:formula="of:=[.C21]*[.D21]" office:value-type="currency" office:currency="GBP" office:value="46.59" calcext:value-type="currency">
            <text:p>£46.59</text:p>
          </table:table-cell>
          <table:table-cell office:value-type="string" calcext:value-type="string">
            <text:p><text:a xlink:href="https://www.aliexpress.com/item/1005002781074910.html?spm=a2g0o.productlist.main.3.112869ceg89HsO&amp;algo_pvid=dfde63a5-791c-4bce-98f0-420cd24f3457&amp;algo_exp_id=dfde63a5-791c-4bce-98f0-420cd24f3457-1&amp;pdp_ext_f=%7B%22order%22%3A%2216%22%2C%22eval%22%3A%221%22%7D&amp;pdp_npi=4%40dis%21GBP%2150.64%2146.59%21%21%2161.78%2156.84%21%40211b61ae17395418222664520e23f3%2112000022155705892%21sea%21UK%212067847528%21X&amp;curPageLogUid=xeS2eoTR9dby&amp;utparam-url=scene%3Asearch%7Cquery_from%3A" xlink:type="simple">https://www.aliexpress.com/item/1005002781074910.html?spm=a2g0o.productlist.main.3.112869ceg89HsO&amp;algo_pvid=dfde63a5-791c-4bce-98f0-420cd24f3457&amp;algo_exp_id=dfde63a5-791c-4bce-98f0-420cd24f3457-1&amp;pdp_ext_f=%7B%22order%22%3A%2216%22%2C%22eval%22%3A%221%22%7D&amp;pdp_npi=4%40dis%21GBP%2150.64%2146.59%21%21%2161.78%2156.84%21%40211b61ae17395418222664520e23f3%2112000022155705892%21sea%21UK%212067847528%21X&amp;curPageLogUid=xeS2eoTR9dby&amp;utparam-url=scene%3Asearch%7Cquery_from%3A</text:a></text:p>
          </table:table-cell>
          <table:table-cell office:value-type="string" calcext:value-type="string">
            <text:p>The kits come with the stepper motor, but by buying this part you won’t need to print the parts</text:p>
          </table:table-cell>
        </table:table-row>
        <table:table-row table:style-name="ro2">
          <table:table-cell/>
          <table:table-cell office:value-type="string" calcext:value-type="string">
            <text:p>Hotend s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2.16</text:p>
          </table:table-cell>
          <table:table-cell table:formula="of:=[.C22]*[.D22]" office:value-type="currency" office:currency="GBP" office:value="2.16" calcext:value-type="currency">
            <text:p>£2.16</text:p>
          </table:table-cell>
          <table:table-cell office:value-type="string" calcext:value-type="string">
            <text:p><text:a xlink:href="https://www.aliexpress.com/item/32916210903.html?spm=a2g0o.order_list.order_list_main.281.44c2180236tlJw" xlink:type="simple">https://www.aliexpress.com/item/32916210903.html?spm=a2g0o.order_list.order_list_main.281.44c2180236tlJw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6 plated copper block triangle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9.79</text:p>
          </table:table-cell>
          <table:table-cell table:formula="of:=[.C23]*[.D23]" office:value-type="currency" office:currency="GBP" office:value="9.79" calcext:value-type="currency">
            <text:p>£9.79</text:p>
          </table:table-cell>
          <table:table-cell office:value-type="string" calcext:value-type="string">
            <text:p><text:a xlink:href="https://www.aliexpress.com/item/4000011928654.html?spm=a2g0o.order_list.order_list_main.363.44c2180236tlJw" xlink:type="simple">https://www.aliexpress.com/item/4000011928654.html?spm=a2g0o.order_list.order_list_main.363.44c2180236tlJw</text:a></text:p>
          </table:table-cell>
          <table:table-cell/>
        </table:table-row>
        <table:table-row table:style-name="ro2">
          <table:table-cell table:style-name="ce66" office:value-type="string" calcext:value-type="string" table:number-columns-spanned="1" table:number-rows-spanned="2">
            <text:p>Power</text:p>
          </table:table-cell>
          <table:table-cell table:style-name="ce70" office:value-type="string" calcext:value-type="string">
            <text:p>Mains switch</text:p>
          </table:table-cell>
          <table:table-cell office:value-type="float" office:value="1" calcext:value-type="float">
            <text:p>1</text:p>
          </table:table-cell>
          <table:table-cell table:style-name="ce80" office:value-type="currency" office:currency="GBP" office:value="1.12" calcext:value-type="currency">
            <text:p>£1.12</text:p>
          </table:table-cell>
          <table:table-cell table:style-name="ce86" table:formula="of:=[.C24]*[.D24]" office:value-type="currency" office:currency="GBP" office:value="1.12" calcext:value-type="currency">
            <text:p>£1.12</text:p>
          </table:table-cell>
          <table:table-cell table:style-name="ce70" office:value-type="string" calcext:value-type="string">
            <text:p><text:a xlink:href="https://www.aliexpress.com/item/1005005173695637.html?spm=a2g0o.order_list.order_list_main.346.44c2180236tlJw" xlink:type="simple">https://www.aliexpress.com/item/1005005173695637.html?spm=a2g0o.order_list.order_list_main.346.44c2180236tlJw</text:a></text:p>
          </table:table-cell>
          <table:table-cell table:style-name="ce89"/>
        </table:table-row>
        <table:table-row table:style-name="ro4">
          <table:covered-table-cell table:style-name="ce66"/>
          <table:table-cell table:style-name="ce70" office:value-type="string" calcext:value-type="string">
            <text:p>LRS-100-24 power supply</text:p>
          </table:table-cell>
          <table:table-cell office:value-type="float" office:value="1" calcext:value-type="float">
            <text:p>1</text:p>
          </table:table-cell>
          <table:table-cell table:style-name="ce80" office:value-type="currency" office:currency="GBP" office:value="15.69" calcext:value-type="currency">
            <text:p>£15.69</text:p>
          </table:table-cell>
          <table:table-cell table:style-name="ce86" table:formula="of:=[.C25]*[.D25]" office:value-type="currency" office:currency="GBP" office:value="15.69" calcext:value-type="currency">
            <text:p>£15.69</text:p>
          </table:table-cell>
          <table:table-cell table:style-name="ce70" office:value-type="string" calcext:value-type="string">
            <text:p><text:a xlink:href="https://www.aliexpress.com/item/4000417108777.html?spm=a2g0o.order_list.order_list_main.351.44c2180236tlJw" xlink:type="simple">https://www.aliexpress.com/item/4000417108777.html?spm=a2g0o.order_list.order_list_main.351.44c2180236tlJw</text:a></text:p>
          </table:table-cell>
          <table:table-cell table:style-name="ce89" office:value-type="string" calcext:value-type="string">
            <text:p>Stock kit comes with 150W or more but we’re not using a heated bed. 100W should be more than enough, but you can always get a bigger one.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Other</text:p>
          </table:table-cell>
          <table:table-cell office:value-type="string" calcext:value-type="string">
            <text:p>Siboor Hardware Kit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22.59" calcext:value-type="currency">
            <text:p>£22.59</text:p>
          </table:table-cell>
          <table:table-cell table:formula="of:=[.C26]*[.D26]" office:value-type="currency" office:currency="GBP" office:value="22.59" calcext:value-type="currency">
            <text:p>£22.59</text:p>
          </table:table-cell>
          <table:table-cell office:value-type="string" calcext:value-type="string">
            <text:p><text:a xlink:href="https://www.aliexpress.com/item/1005004195409464.html?spm=a2g0o.productlist.main.5.27126bf3QCMJZS&amp;algo_pvid=8a38cc20-9a9e-41a6-adbd-ff7f5939a068&amp;algo_exp_id=8a38cc20-9a9e-41a6-adbd-ff7f5939a068-2&amp;pdp_npi=4%40dis%21GBP%2147.10%2122.14%21%21%2157.55%2127.05%21%40211b61d017084731752722942e0d1f%2112000032844524744%21sea%21UK%212067847528%21&amp;curPageLogUid=oexzV2pCvuz6&amp;utparam-url=scene%3Asearch%7Cquery_from%3A" xlink:type="simple">https://www.aliexpress.com/item/1005004195409464.html?spm=a2g0o.productlist.main.5.27126bf3QCMJZS&amp;algo_pvid=8a38cc20-9a9e-41a6-adbd-ff7f5939a068&amp;algo_exp_id=8a38cc20-9a9e-41a6-adbd-ff7f5939a068-2&amp;pdp_npi=4%40dis%21GBP%2147.10%2122.14%21%21%2157.55%2127.05%21%40211b61d017084731752722942e0d1f%2112000032844524744%21sea%21UK%212067847528%21&amp;curPageLogUid=oexzV2pCvuz6&amp;utparam-url=scene%3Asearch%7Cquery_from%3A</text:a></text:p>
          </table:table-cell>
          <table:table-cell office:value-type="string" calcext:value-type="string">
            <text:p>This has plenty of spare fasteners as well, but you could use more M3x10 and M3x50</text:p>
          </table:table-cell>
        </table:table-row>
        <table:table-row table:style-name="ro2">
          <table:covered-table-cell/>
          <table:table-cell office:value-type="string" calcext:value-type="string">
            <text:p>M3x10 BHCS (50 pcs)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1.15" calcext:value-type="currency">
            <text:p>£1.15</text:p>
          </table:table-cell>
          <table:table-cell table:formula="of:=[.C27]*[.D27]" office:value-type="currency" office:currency="GBP" office:value="1.15" calcext:value-type="currency">
            <text:p>£1.15</text:p>
          </table:table-cell>
          <table:table-cell office:value-type="string" calcext:value-type="string">
            <text:p><text:a xlink:href="https://www.aliexpress.com/item/1005008064515476.html?spm=a2g0o.productlist.main.55.319c78fandN2t7&amp;aem_p4p_detail=202502180925034492694924750760000957413&amp;algo_pvid=165ac957-3982-44a0-aea5-12461413f2e8&amp;algo_exp_id=165ac957-3982-44a0-aea5-12461413f2e8-27&amp;pdp_ext_f=%7B%22order%22%3A%22271%22%2C%22eval%22%3A%221%22%7D&amp;pdp_npi=4%40dis%21GBP%211.29%211.11%21%21%211.58%211.36%21%40211b612517398995037417750e9883%2112000043509756916%21sea%21UK%212067847528%21X&amp;curPageLogUid=Fe4hych4fSNV&amp;utparam-url=scene%3Asearch%7Cquery_from%3A&amp;search_p4p_id=202502180925034492694924750760000957413_7" xlink:type="simple">https://www.aliexpress.com/item/1005008064515476.html?spm=a2g0o.productlist.main.55.319c78fandN2t7&amp;aem_p4p_detail=202502180925034492694924750760000957413&amp;algo_pvid=165ac957-3982-44a0-aea5-12461413f2e8&amp;algo_exp_id=165ac957-3982-44a0-aea5-12461413f2e8-27&amp;pdp_ext_f=%7B%22order%22%3A%22271%22%2C%22eval%22%3A%221%22%7D&amp;pdp_npi=4%40dis%21GBP%211.29%211.11%21%21%211.58%211.36%21%40211b612517398995037417750e9883%2112000043509756916%21sea%21UK%212067847528%21X&amp;curPageLogUid=Fe4hych4fSNV&amp;utparam-url=scene%3Asearch%7Cquery_from%3A&amp;search_p4p_id=202502180925034492694924750760000957413_7</text:a>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3x50 (any hex, 10pcs)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1.6" calcext:value-type="currency">
            <text:p>£1.60</text:p>
          </table:table-cell>
          <table:table-cell table:formula="of:=[.C28]*[.D28]" office:value-type="currency" office:currency="GBP" office:value="1.6" calcext:value-type="currency">
            <text:p>£1.60</text:p>
          </table:table-cell>
          <table:table-cell office:value-type="string" calcext:value-type="string">
            <text:p><text:a xlink:href="https://www.aliexpress.com/item/4000282775348.html?spm=a2g0o.productlist.main.5.6ec95f02o2EV6c&amp;algo_pvid=8e82f104-4488-4672-a155-368c48c06654&amp;algo_exp_id=8e82f104-4488-4672-a155-368c48c06654-2&amp;pdp_ext_f=%7B%22order%22%3A%2296%22%2C%22eval%22%3A%221%22%7D&amp;pdp_npi=4%40dis%21GBP%211.72%211.60%21%21%212.11%211.96%21%40211b80c217398995817192177eb2be%2110000001162294115%21sea%21UK%212067847528%21X&amp;curPageLogUid=7ZNRfqtDzVbP&amp;utparam-url=scene%3Asearch%7Cquery_from%3A" xlink:type="simple">https://www.aliexpress.com/item/4000282775348.html?spm=a2g0o.productlist.main.5.6ec95f02o2EV6c&amp;algo_pvid=8e82f104-4488-4672-a155-368c48c06654&amp;algo_exp_id=8e82f104-4488-4672-a155-368c48c06654-2&amp;pdp_ext_f=%7B%22order%22%3A%2296%22%2C%22eval%22%3A%221%22%7D&amp;pdp_npi=4%40dis%21GBP%211.72%211.60%21%21%212.11%211.96%21%40211b80c217398995817192177eb2be%2110000001162294115%21sea%21UK%212067847528%21X&amp;curPageLogUid=7ZNRfqtDzVbP&amp;utparam-url=scene%3Asearch%7Cquery_from%3A</text:a>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6mm gates belt (4M length)</text:p>
          </table:table-cell>
          <table:table-cell office:value-type="float" office:value="1" calcext:value-type="float">
            <text:p>1</text:p>
          </table:table-cell>
          <table:table-cell table:style-name="ce77" office:value-type="currency" office:currency="GBP" office:value="7.82" calcext:value-type="currency">
            <text:p>£7.82</text:p>
          </table:table-cell>
          <table:table-cell table:formula="of:=[.C29]*[.D29]" office:value-type="currency" office:currency="GBP" office:value="7.82" calcext:value-type="currency">
            <text:p>£7.82</text:p>
          </table:table-cell>
          <table:table-cell office:value-type="string" calcext:value-type="string">
            <text:p><text:a xlink:href="https://www.aliexpress.com/item/32853559638.html?spm=a2g0o.order_list.order_list_main.321.44c2180236tlJw" xlink:type="simple">https://www.aliexpress.com/item/32853559638.html?spm=a2g0o.order_list.order_list_main.321.44c2180236tlJw</text:a></text:p>
          </table:table-cell>
          <table:table-cell office:value-type="string" calcext:value-type="string">
            <text:p>You can grab longer length to have spares</text:p>
          </table:table-cell>
        </table:table-row>
        <table:table-row table:style-name="ro2">
          <table:covered-table-cell/>
          <table:table-cell office:value-type="string" calcext:value-type="string">
            <text:p>Corner brackets x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£4.39</text:p>
          </table:table-cell>
          <table:table-cell table:formula="of:=[.C30]*[.D30]" office:value-type="currency" office:currency="GBP" office:value="4.39" calcext:value-type="currency">
            <text:p>£4.39</text:p>
          </table:table-cell>
          <table:table-cell office:value-type="string" calcext:value-type="string">
            <text:p><text:a xlink:href="https://www.aliexpress.com/item/1005002337390401.html?spm=a2g0o.order_list.order_list_main.301.44c2180236tlJw" xlink:type="simple">https://www.aliexpress.com/item/1005002337390401.html?spm=a2g0o.order_list.order_list_main.301.44c2180236tlJw</text:a></text:p>
          </table:table-cell>
          <table:table-cell/>
        </table:table-row>
        <table:table-row table:style-name="ro2">
          <table:table-cell table:style-name="ce66" office:value-type="string" calcext:value-type="string" table:number-columns-spanned="1" table:number-rows-spanned="4">
            <text:p>If not getting a kit</text:p>
          </table:table-cell>
          <table:table-cell table:style-name="ce70" office:value-type="string" calcext:value-type="string">
            <text:p>Frame kit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43.79" calcext:value-type="currency">
            <text:p>£43.79</text:p>
          </table:table-cell>
          <table:table-cell table:style-name="ce86" table:formula="of:=[.C31]*[.D31]" office:value-type="currency" office:currency="GBP" office:value="43.79" calcext:value-type="currency">
            <text:p>£43.79</text:p>
          </table:table-cell>
          <table:table-cell table:style-name="ce70" office:value-type="string" calcext:value-type="string">
            <text:p><text:a xlink:href="https://www.aliexpress.com/item/1005004054773766.html?spm=a2g0o.productlist.main.9.55c0JuxZJuxZOX&amp;algo_pvid=81d2540e-ef14-4804-875a-6e4d712fb080&amp;algo_exp_id=81d2540e-ef14-4804-875a-6e4d712fb080-4&amp;pdp_ext_f=%7B%22order%22%3A%2221%22%2C%22eval%22%3A%221%22%7D&amp;pdp_npi=4%40dis%21GBP%2141.99%2141.99%21%21%2151.23%2151.23%21%40211b81a317395423920002405e6b9e%2112000027878137433%21sea%21UK%212067847528%21X&amp;curPageLogUid=gWQND7sefHxF&amp;utparam-url=scene%3Asearch%7Cquery_from%3A" xlink:type="simple">https://www.aliexpress.com/item/1005004054773766.html?spm=a2g0o.productlist.main.9.55c0JuxZJuxZOX&amp;algo_pvid=81d2540e-ef14-4804-875a-6e4d712fb080&amp;algo_exp_id=81d2540e-ef14-4804-875a-6e4d712fb080-4&amp;pdp_ext_f=%7B%22order%22%3A%2221%22%2C%22eval%22%3A%221%22%7D&amp;pdp_npi=4%40dis%21GBP%2141.99%2141.99%21%21%2151.23%2151.23%21%40211b81a317395423920002405e6b9e%2112000027878137433%21sea%21UK%212067847528%21X&amp;curPageLogUid=gWQND7sefHxF&amp;utparam-url=scene%3Asearch%7Cquery_from%3A</text:a></text:p>
          </table:table-cell>
          <table:table-cell table:style-name="ce89" office:value-type="string" calcext:value-type="string">
            <text:p>If you can find the LDO kit somewhere else, it should be high quality.</text:p>
          </table:table-cell>
        </table:table-row>
        <table:table-row table:style-name="ro2">
          <table:covered-table-cell table:style-name="ce66"/>
          <table:table-cell table:style-name="ce70" office:value-type="string" calcext:value-type="string">
            <text:p>T nuts for rails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10.49" calcext:value-type="currency">
            <text:p>£10.49</text:p>
          </table:table-cell>
          <table:table-cell table:style-name="ce86" table:formula="of:=[.C32]*[.D32]" office:value-type="currency" office:currency="GBP" office:value="10.49" calcext:value-type="currency">
            <text:p>£10.49</text:p>
          </table:table-cell>
          <table:table-cell table:style-name="ce70" office:value-type="string" calcext:value-type="string">
            <text:p><text:a xlink:href="https://www.aliexpress.com/item/1005007163562504.html?spm=a2g0o.productlist.main.11.44486365FDmU8c&amp;algo_pvid=ce93bf12-490d-4122-95b6-cc7edc951afe&amp;algo_exp_id=ce93bf12-490d-4122-95b6-cc7edc951afe-5&amp;pdp_ext_f=%7B%22order%22%3A%2213%22%2C%22eval%22%3A%221%22%7D&amp;pdp_npi=4%40dis%21GBP%2111.29%2111.29%21%21%2113.77%2113.77%21%4021038e1e17395427703608032e452a%2112000039663558454%21sea%21UK%212067847528%21X&amp;curPageLogUid=4AxRIsQkR7z3&amp;utparam-url=scene%3Asearch%7Cquery_from%3A" xlink:type="simple">https://www.aliexpress.com/item/1005007163562504.html?spm=a2g0o.productlist.main.11.44486365FDmU8c&amp;algo_pvid=ce93bf12-490d-4122-95b6-cc7edc951afe&amp;algo_exp_id=ce93bf12-490d-4122-95b6-cc7edc951afe-5&amp;pdp_ext_f=%7B%22order%22%3A%2213%22%2C%22eval%22%3A%221%22%7D&amp;pdp_npi=4%40dis%21GBP%2111.29%2111.29%21%21%2113.77%2113.77%21%4021038e1e17395427703608032e452a%2112000039663558454%21sea%21UK%212067847528%21X&amp;curPageLogUid=4AxRIsQkR7z3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66"/>
          <table:table-cell table:style-name="ce70" office:value-type="string" calcext:value-type="string">
            <text:p>LDO motor kit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60.79" calcext:value-type="currency">
            <text:p>£60.79</text:p>
          </table:table-cell>
          <table:table-cell table:style-name="ce86" table:formula="of:=[.C33]*[.D33]" office:value-type="currency" office:currency="GBP" office:value="60.79" calcext:value-type="currency">
            <text:p>£60.79</text:p>
          </table:table-cell>
          <table:table-cell table:style-name="ce70" office:value-type="string" calcext:value-type="string">
            <text:p><text:a xlink:href="https://www.aliexpress.com/item/1005004932910282.html?spm=a2g0o.productlist.main.1.44804086ebXSOn&amp;algo_pvid=a95638d6-f176-4ebf-be23-48609f78e409&amp;algo_exp_id=a95638d6-f176-4ebf-be23-48609f78e409-0&amp;pdp_ext_f=%7B%22order%22%3A%2218%22%2C%22eval%22%3A%221%22%7D&amp;pdp_npi=4%40dis%21GBP%2119.86%2115.89%21%21%2124.23%2119.39%21%40211b804117395431116214057e09a4%2112000031067134079%21sea%21UK%212067847528%21X&amp;curPageLogUid=aDnpshnoPTuS&amp;utparam-url=scene%3Asearch%7Cquery_from%3A" xlink:type="simple">https://www.aliexpress.com/item/1005004932910282.html?spm=a2g0o.productlist.main.1.44804086ebXSOn&amp;algo_pvid=a95638d6-f176-4ebf-be23-48609f78e409&amp;algo_exp_id=a95638d6-f176-4ebf-be23-48609f78e409-0&amp;pdp_ext_f=%7B%22order%22%3A%2218%22%2C%22eval%22%3A%221%22%7D&amp;pdp_npi=4%40dis%21GBP%2119.86%2115.89%21%21%2124.23%2119.39%21%40211b804117395431116214057e09a4%2112000031067134079%21sea%21UK%212067847528%21X&amp;curPageLogUid=aDnpshnoPTuS&amp;utparam-url=scene%3Asearch%7Cquery_from%3A</text:a></text:p>
          </table:table-cell>
          <table:table-cell table:style-name="ce89"/>
        </table:table-row>
        <table:table-row table:style-name="ro2">
          <table:covered-table-cell table:style-name="ce66"/>
          <table:table-cell table:style-name="ce70" office:value-type="string" calcext:value-type="string">
            <text:p>LDO linear rail kit</text:p>
          </table:table-cell>
          <table:table-cell office:value-type="float" office:value="1" calcext:value-type="float">
            <text:p>1</text:p>
          </table:table-cell>
          <table:table-cell table:style-name="ce78" office:value-type="currency" office:currency="GBP" office:value="69.95" calcext:value-type="currency">
            <text:p>£69.95</text:p>
          </table:table-cell>
          <table:table-cell table:style-name="ce86" table:formula="of:=[.C34]*[.D34]" office:value-type="currency" office:currency="GBP" office:value="69.95" calcext:value-type="currency">
            <text:p>£69.95</text:p>
          </table:table-cell>
          <table:table-cell table:style-name="ce70" office:value-type="string" calcext:value-type="string">
            <text:p><text:a xlink:href="https://www.onetwo3d.co.uk/product/voron-0-linear-rail-kit-by-ldo/" xlink:type="simple">https://www.onetwo3d.co.uk/product/voron-0-linear-rail-kit-by-ldo/</text:a></text:p>
          </table:table-cell>
          <table:table-cell table:style-name="ce89" office:value-type="string" calcext:value-type="string">
            <text:p>Couldn’t find on Ali</text:p>
          </table:table-cell>
        </table:table-row>
        <table:table-row table:style-name="ro5">
          <table:table-cell table:style-name="ce67"/>
          <table:table-cell table:style-name="Default"/>
          <table:table-cell table:style-name="ce75"/>
          <table:table-cell table:style-name="ce81" office:value-type="string" calcext:value-type="string">
            <text:p>TOTAL</text:p>
          </table:table-cell>
          <table:table-cell table:style-name="ce87" table:formula="of:=SUM([.E2:.E34])" office:value-type="currency" office:currency="GBP" office:value="435.61" calcext:value-type="currency">
            <text:p>£435.61</text:p>
          </table:table-cell>
          <table:table-cell table:style-name="ce68"/>
          <table:table-cell table:style-name="Default"/>
        </table:table-row>
        <table:table-row table:style-name="ro4">
          <table:table-cell table:style-name="ce68"/>
          <table:table-cell table:style-name="Default" table:number-columns-repeated="6"/>
        </table:table-row>
        <table:table-row table:style-name="ro4" table:number-rows-repeated="2">
          <table:table-cell table:style-name="Default" table:number-columns-repeated="7"/>
        </table:table-row>
        <table:table-row table:style-name="ro4" table:number-rows-repeated="2">
          <table:table-cell table:style-name="Default" table:number-columns-repeated="3"/>
          <table:table-cell table:style-name="ce75" table:number-columns-repeated="2"/>
          <table:table-cell table:style-name="Default" table:number-columns-repeated="2"/>
        </table:table-row>
        <table:table-row table:style-name="ro5">
          <table:table-cell table:style-name="Default" table:number-columns-repeated="3"/>
          <table:table-cell table:style-name="ce82" office:value-type="string" calcext:value-type="string">
            <text:p>Legend</text:p>
          </table:table-cell>
          <table:table-cell table:style-name="ce75"/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3"/>
          <table:table-cell table:style-name="ce75" office:value-type="string" calcext:value-type="string">
            <text:p>Required</text:p>
          </table:table-cell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4"/>
          <table:table-cell table:style-name="ce75" office:value-type="string" calcext:value-type="string">
            <text:p>Not required</text:p>
          </table:table-cell>
          <table:table-cell table:style-name="Default" table:number-columns-repeated="2"/>
        </table:table-row>
        <table:table-row table:style-name="ro4">
          <table:table-cell table:style-name="Default" table:number-columns-repeated="3"/>
          <table:table-cell table:style-name="ce85"/>
          <table:table-cell table:style-name="ce75" office:value-type="string" calcext:value-type="string">
            <text:p>Different options you can opt for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7:55:17.096382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6:40:42.288831743</meta:creation-date>
    <dc:date>2025-02-18T17:53:02.128510346</dc:date>
    <meta:editing-duration>PT50M3S</meta:editing-duration>
    <meta:editing-cycles>28</meta:editing-cycles>
    <meta:generator>LibreOffice/24.8.4.2$Linux_X86_64 LibreOffice_project/480$Build-2</meta:generator>
    <meta:print-date>2025-02-18T17:57:43.067890896</meta:print-date>
    <meta:printed-by>PDF files</meta:printed-by>
    <meta:document-statistic meta:table-count="2" meta:cell-count="393" meta:object-count="0"/>
    <meta:user-defined meta:name="ProgId">Excel.Sheet</meta:user-defined>
  </office:meta>
</office:document-meta>
</file>